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3cm"/>
    </style:style>
    <style:style style:name="co4" style:family="table-column">
      <style:table-column-properties fo:break-before="auto" style:column-width="1.804cm"/>
    </style:style>
    <style:style style:name="co5" style:family="table-column">
      <style:table-column-properties fo:break-before="auto" style:column-width="1.836cm"/>
    </style:style>
    <style:style style:name="co6" style:family="table-column">
      <style:table-column-properties fo:break-before="auto" style:column-width="3.789cm"/>
    </style:style>
    <style:style style:name="co7" style:family="table-column">
      <style:table-column-properties fo:break-before="auto" style:column-width="1.408cm"/>
    </style:style>
    <style:style style:name="co8" style:family="table-column">
      <style:table-column-properties fo:break-before="auto" style:column-width="1.22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number:number-style style:name="N10004" number:language="en" number:country="US">
      <number:number number:decimal-places="2" number:min-decimal-places="2" number:min-integer-digits="1" number:grouping="true"/>
    </number:number-style>
    <style:style style:name="ce28" style:family="table-cell" style:parent-style-name="Default" style:data-style-name="N2"/>
    <style:style style:name="ce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1.25pt solid #000000"/>
      <style:paragraph-properties fo:text-align="center" fo:margin-left="0cm"/>
    </style:style>
    <style:style style:name="ce12" style:family="table-cell" style:parent-style-name="Default">
      <style:table-cell-properties style:text-align-source="fix" style:repeat-content="false" fo:wrap-option="wrap" fo:border="1.25pt solid #000000"/>
      <style:paragraph-properties fo:text-align="center" fo:margin-left="0cm"/>
    </style:style>
    <style:style style:name="ce9" style:family="table-cell" style:parent-style-name="Default" style:data-style-name="N10002"/>
    <style:style style:name="ce14" style:family="table-cell" style:parent-style-name="Default" style:data-style-name="N10156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ackground-color="#ffff00" style:text-align-source="fix" style:repeat-content="false" fo:border="1.25pt solid #000000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 style:data-style-name="N10000">
      <style:table-cell-properties style:text-align-source="fix" style:repeat-content="false" fo:border="1.25pt solid #000000"/>
      <style:paragraph-properties fo:text-align="center" fo:margin-left="0cm"/>
    </style:style>
    <style:style style:name="ce17" style:family="table-cell" style:parent-style-name="Default" style:data-style-name="N10002">
      <style:table-cell-properties style:text-align-source="fix" style:repeat-content="false" fo:border="1.25pt solid #000000"/>
      <style:paragraph-properties fo:text-align="center" fo:margin-left="0cm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04">
      <style:table-cell-properties style:text-align-source="fix" style:repeat-content="false" fo:border="1.25pt solid #000000"/>
      <style:paragraph-properties fo:text-align="center" fo:margin-left="0cm"/>
    </style:style>
    <style:style style:name="ce20" style:family="table-cell" style:parent-style-name="Default" style:data-style-name="N2">
      <style:table-cell-properties style:text-align-source="fix" style:repeat-content="false" fo:border="1.25pt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weight="bold" style:font-size-asian="8pt" style:font-weight-asian="bold" style:font-size-complex="8pt" style:font-weight-complex="bold"/>
    </style:style>
    <style:style style:name="ce11" style:family="table-cell" style:parent-style-name="Default">
      <style:table-cell-properties fo:background-color="#ffff00"/>
    </style:style>
    <style:style style:name="ce34" style:family="table-cell" style:parent-style-name="Default" style:data-style-name="N2"/>
    <style:style style:name="ce30" style:family="table-cell" style:parent-style-name="Default">
      <style:table-cell-properties style:text-align-source="fix" style:repeat-content="false" fo:wrap-option="wrap" fo:border="1.25pt solid #000000" style:vertical-align="middle"/>
      <style:paragraph-properties fo:text-align="center" fo:margin-left="0cm"/>
    </style:style>
    <style:style style:name="ce31" style:family="table-cell" style:parent-style-name="Default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2" style:family="table-cell" style:parent-style-name="Default" style:data-style-name="N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ce33" style:family="table-cell" style:parent-style-name="Default" style:data-style-name="N10002">
      <style:table-cell-properties style:text-align-source="fix" style:repeat-content="false" fo:border="1.25pt solid #000000" style:vertical-align="middl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fill="solid" draw:fill-color="#fffaf0" draw:textarea-horizontal-align="justify" draw:textarea-vertical-align="middle" draw:auto-grow-height="false" fo:min-height="0.757cm" fo:min-width="5.388cm"/>
      <style:paragraph-properties style:writing-mode="lr-tb"/>
    </style:style>
    <style:style style:name="gr3" style:family="graphic">
      <style:graphic-properties draw:fill="solid" draw:fill-color="#fffaf0" draw:textarea-horizontal-align="justify" draw:textarea-vertical-align="middle" draw:auto-grow-height="false" fo:min-height="0.388cm" fo:min-width="5.543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writing-mode="lr-tb"/>
      <style:text-properties fo:font-size="8pt" style:font-size-asian="8pt" style:font-size-complex="8pt"/>
    </style:style>
    <style:style style:name="P3" style:family="paragraph">
      <loext:graphic-properties draw:fill="solid" draw:fill-color="#fffaf0"/>
      <style:paragraph-properties fo:text-align="center" style:writing-mode="lr-tb"/>
      <style:text-properties fo:font-size="8pt" style:font-size-asian="8pt" style:font-size-complex="8pt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o-e-vazaoV2" table:style-name="ta1">
        <office:forms form:automatic-focus="false" form:apply-design-mode="false"/>
        <table:shapes>
          <draw:frame draw:z-index="0" draw:style-name="gr1" draw:text-style-name="P1" svg:width="10.795cm" svg:height="8.996cm" svg:x="0.233cm" svg:y="9.303cm">
            <draw:object draw:notify-on-update-of-ranges="'tempo-e-vazaoV2'.B17:'tempo-e-vazaoV2'.I17 'tempo-e-vazaoV2'.A18:'tempo-e-vazaoV2'.A18 'tempo-e-vazaoV2'.B18:'tempo-e-vazaoV2'.I18 'tempo-e-vazaoV2'.A19:'tempo-e-vazaoV2'.A19 'tempo-e-vazaoV2'.B19:'tempo-e-vazaoV2'.I19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2'.B42:'tempo-e-vazaoV2'.I42 'tempo-e-vazaoV2'.A43:'tempo-e-vazaoV2'.A43 'tempo-e-vazaoV2'.B43:'tempo-e-vazaoV2'.I43 'tempo-e-vazaoV2'.A44:'tempo-e-vazaoV2'.A44 'tempo-e-vazaoV2'.B44:'tempo-e-vazaoV2'.I4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default-cell-style-name="ce7"/>
        <table:table-column table:style-name="co4" table:number-columns-repeated="8" table:default-cell-style-name="Default"/>
        <table:table-column table:style-name="co3" table:number-columns-repeated="1015" table:default-cell-style-name="Default"/>
        <table:table-row table:style-name="ro3">
          <table:table-cell/>
          <table:table-cell table:style-name="ce9"/>
          <table:table-cell table:style-name="ce2" office:value-type="string" calcext:value-type="string">
            <text:p>PrefixSum-WZ v2 rodando no b9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table:formula="of:=[$dadosV2.B1]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2.013761</text:p>
          </table:table-cell>
          <table:table-cell table:style-name="ce14" office:value-type="string" calcext:value-type="string">
            <text:p>1.056410</text:p>
          </table:table-cell>
          <table:table-cell table:style-name="ce14" office:value-type="string" calcext:value-type="string">
            <text:p>0.733869</text:p>
          </table:table-cell>
          <table:table-cell table:style-name="ce14" office:value-type="string" calcext:value-type="string">
            <text:p>0.720480</text:p>
          </table:table-cell>
          <table:table-cell table:style-name="ce14" office:value-type="string" calcext:value-type="string">
            <text:p>0.550895</text:p>
          </table:table-cell>
          <table:table-cell table:style-name="ce14" office:value-type="string" calcext:value-type="string">
            <text:p>0.531859</text:p>
          </table:table-cell>
          <table:table-cell table:style-name="ce14" office:value-type="string" calcext:value-type="string">
            <text:p>0.553924</text:p>
          </table:table-cell>
          <table:table-cell table:style-name="ce14" office:value-type="string" calcext:value-type="string">
            <text:p>0.547795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2.001079</text:p>
          </table:table-cell>
          <table:table-cell table:style-name="ce14" office:value-type="string" calcext:value-type="string">
            <text:p>1.043349</text:p>
          </table:table-cell>
          <table:table-cell table:style-name="ce14" office:value-type="string" calcext:value-type="string">
            <text:p>0.893080</text:p>
          </table:table-cell>
          <table:table-cell table:style-name="ce14" office:value-type="string" calcext:value-type="string">
            <text:p>0.592188</text:p>
          </table:table-cell>
          <table:table-cell table:style-name="ce14" office:value-type="string" calcext:value-type="string">
            <text:p>0.528395</text:p>
          </table:table-cell>
          <table:table-cell table:style-name="ce14" office:value-type="string" calcext:value-type="string">
            <text:p>0.518317</text:p>
          </table:table-cell>
          <table:table-cell table:style-name="ce14" office:value-type="string" calcext:value-type="string">
            <text:p>0.657889</text:p>
          </table:table-cell>
          <table:table-cell table:style-name="ce14" office:value-type="string" calcext:value-type="string">
            <text:p>0.47626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2.013493</text:p>
          </table:table-cell>
          <table:table-cell table:style-name="ce14" office:value-type="string" calcext:value-type="string">
            <text:p>1.069962</text:p>
          </table:table-cell>
          <table:table-cell table:style-name="ce14" office:value-type="string" calcext:value-type="string">
            <text:p>0.752970</text:p>
          </table:table-cell>
          <table:table-cell table:style-name="ce14" office:value-type="string" calcext:value-type="string">
            <text:p>0.713593</text:p>
          </table:table-cell>
          <table:table-cell table:style-name="ce14" office:value-type="string" calcext:value-type="string">
            <text:p>0.536313</text:p>
          </table:table-cell>
          <table:table-cell table:style-name="ce14" office:value-type="string" calcext:value-type="string">
            <text:p>0.541385</text:p>
          </table:table-cell>
          <table:table-cell table:style-name="ce14" office:value-type="string" calcext:value-type="string">
            <text:p>0.539186</text:p>
          </table:table-cell>
          <table:table-cell table:style-name="ce14" office:value-type="string" calcext:value-type="string">
            <text:p>0.418102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2.040791</text:p>
          </table:table-cell>
          <table:table-cell table:style-name="ce14" office:value-type="string" calcext:value-type="string">
            <text:p>0.938426</text:p>
          </table:table-cell>
          <table:table-cell table:style-name="ce14" office:value-type="string" calcext:value-type="string">
            <text:p>0.709156</text:p>
          </table:table-cell>
          <table:table-cell table:style-name="ce14" office:value-type="string" calcext:value-type="string">
            <text:p>0.558086</text:p>
          </table:table-cell>
          <table:table-cell table:style-name="ce14" office:value-type="string" calcext:value-type="string">
            <text:p>0.558852</text:p>
          </table:table-cell>
          <table:table-cell table:style-name="ce14" office:value-type="string" calcext:value-type="string">
            <text:p>0.429322</text:p>
          </table:table-cell>
          <table:table-cell table:style-name="ce14" office:value-type="string" calcext:value-type="string">
            <text:p>0.619384</text:p>
          </table:table-cell>
          <table:table-cell table:style-name="ce14" office:value-type="string" calcext:value-type="string">
            <text:p>0.504934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1.806404</text:p>
          </table:table-cell>
          <table:table-cell table:style-name="ce14" office:value-type="string" calcext:value-type="string">
            <text:p>1.079723</text:p>
          </table:table-cell>
          <table:table-cell table:style-name="ce14" office:value-type="string" calcext:value-type="string">
            <text:p>0.728081</text:p>
          </table:table-cell>
          <table:table-cell table:style-name="ce14" office:value-type="string" calcext:value-type="string">
            <text:p>0.687636</text:p>
          </table:table-cell>
          <table:table-cell table:style-name="ce14" office:value-type="string" calcext:value-type="string">
            <text:p>0.498606</text:p>
          </table:table-cell>
          <table:table-cell table:style-name="ce14" office:value-type="string" calcext:value-type="string">
            <text:p>0.573181</text:p>
          </table:table-cell>
          <table:table-cell table:style-name="ce14" office:value-type="string" calcext:value-type="string">
            <text:p>0.479751</text:p>
          </table:table-cell>
          <table:table-cell table:style-name="ce14" office:value-type="string" calcext:value-type="string">
            <text:p>0.408043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2.021449</text:p>
          </table:table-cell>
          <table:table-cell table:style-name="ce14" office:value-type="string" calcext:value-type="string">
            <text:p>0.945644</text:p>
          </table:table-cell>
          <table:table-cell table:style-name="ce14" office:value-type="string" calcext:value-type="string">
            <text:p>0.799159</text:p>
          </table:table-cell>
          <table:table-cell table:style-name="ce14" office:value-type="string" calcext:value-type="string">
            <text:p>0.672186</text:p>
          </table:table-cell>
          <table:table-cell table:style-name="ce14" office:value-type="string" calcext:value-type="string">
            <text:p>0.472298</text:p>
          </table:table-cell>
          <table:table-cell table:style-name="ce14" office:value-type="string" calcext:value-type="string">
            <text:p>0.472832</text:p>
          </table:table-cell>
          <table:table-cell table:style-name="ce14" office:value-type="string" calcext:value-type="string">
            <text:p>0.434932</text:p>
          </table:table-cell>
          <table:table-cell table:style-name="ce14" office:value-type="string" calcext:value-type="string">
            <text:p>0.579211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1.792766</text:p>
          </table:table-cell>
          <table:table-cell table:style-name="ce14" office:value-type="string" calcext:value-type="string">
            <text:p>1.103886</text:p>
          </table:table-cell>
          <table:table-cell table:style-name="ce14" office:value-type="string" calcext:value-type="string">
            <text:p>0.760367</text:p>
          </table:table-cell>
          <table:table-cell table:style-name="ce14" office:value-type="string" calcext:value-type="string">
            <text:p>0.690846</text:p>
          </table:table-cell>
          <table:table-cell table:style-name="ce14" office:value-type="string" calcext:value-type="string">
            <text:p>0.555778</text:p>
          </table:table-cell>
          <table:table-cell table:style-name="ce14" office:value-type="string" calcext:value-type="string">
            <text:p>0.530462</text:p>
          </table:table-cell>
          <table:table-cell table:style-name="ce14" office:value-type="string" calcext:value-type="string">
            <text:p>0.538133</text:p>
          </table:table-cell>
          <table:table-cell table:style-name="ce14" office:value-type="string" calcext:value-type="string">
            <text:p>0.455344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1.744701</text:p>
          </table:table-cell>
          <table:table-cell table:style-name="ce14" office:value-type="string" calcext:value-type="string">
            <text:p>1.120024</text:p>
          </table:table-cell>
          <table:table-cell table:style-name="ce14" office:value-type="string" calcext:value-type="string">
            <text:p>0.716534</text:p>
          </table:table-cell>
          <table:table-cell table:style-name="ce14" office:value-type="string" calcext:value-type="string">
            <text:p>0.677093</text:p>
          </table:table-cell>
          <table:table-cell table:style-name="ce14" office:value-type="string" calcext:value-type="string">
            <text:p>0.482003</text:p>
          </table:table-cell>
          <table:table-cell table:style-name="ce14" office:value-type="string" calcext:value-type="string">
            <text:p>0.545104</text:p>
          </table:table-cell>
          <table:table-cell table:style-name="ce14" office:value-type="string" calcext:value-type="string">
            <text:p>0.533060</text:p>
          </table:table-cell>
          <table:table-cell table:style-name="ce14" office:value-type="string" calcext:value-type="string">
            <text:p>0.384586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1.810007</text:p>
          </table:table-cell>
          <table:table-cell table:style-name="ce14" office:value-type="string" calcext:value-type="string">
            <text:p>1.031098</text:p>
          </table:table-cell>
          <table:table-cell table:style-name="ce14" office:value-type="string" calcext:value-type="string">
            <text:p>0.712552</text:p>
          </table:table-cell>
          <table:table-cell table:style-name="ce14" office:value-type="string" calcext:value-type="string">
            <text:p>0.685539</text:p>
          </table:table-cell>
          <table:table-cell table:style-name="ce14" office:value-type="string" calcext:value-type="string">
            <text:p>0.565551</text:p>
          </table:table-cell>
          <table:table-cell table:style-name="ce14" office:value-type="string" calcext:value-type="string">
            <text:p>0.543155</text:p>
          </table:table-cell>
          <table:table-cell table:style-name="ce14" office:value-type="string" calcext:value-type="string">
            <text:p>0.399848</text:p>
          </table:table-cell>
          <table:table-cell table:style-name="ce14" office:value-type="string" calcext:value-type="string">
            <text:p>0.572024</text:p>
          </table:table-cell>
          <table:table-cell table:number-columns-repeated="1015"/>
        </table:table-row>
        <table:table-row table:style-name="ro2">
          <table:table-cell/>
          <table:table-cell table:style-name="ce14" office:value-type="string" calcext:value-type="string">
            <text:p>1.819359</text:p>
          </table:table-cell>
          <table:table-cell table:style-name="ce14" office:value-type="string" calcext:value-type="string">
            <text:p>1.079190</text:p>
          </table:table-cell>
          <table:table-cell table:style-name="ce14" office:value-type="string" calcext:value-type="string">
            <text:p>0.868065</text:p>
          </table:table-cell>
          <table:table-cell table:style-name="ce14" office:value-type="string" calcext:value-type="string">
            <text:p>0.650137</text:p>
          </table:table-cell>
          <table:table-cell table:style-name="ce14" office:value-type="string" calcext:value-type="string">
            <text:p>0.553522</text:p>
          </table:table-cell>
          <table:table-cell table:style-name="ce14" office:value-type="string" calcext:value-type="string">
            <text:p>0.652055</text:p>
          </table:table-cell>
          <table:table-cell table:style-name="ce14" office:value-type="string" calcext:value-type="string">
            <text:p>0.689428</text:p>
          </table:table-cell>
          <table:table-cell table:style-name="ce14" office:value-type="string" calcext:value-type="string">
            <text:p>0.455050</text:p>
          </table:table-cell>
          <table:table-cell table:number-columns-repeated="1015"/>
        </table:table-row>
        <table:table-row table:style-name="ro2">
          <table:table-cell/>
          <table:table-cell table:style-name="ce7" table:number-columns-repeated="8"/>
          <table:table-cell table:number-columns-repeated="1015"/>
        </table:table-row>
        <table:table-row table:style-name="ro2">
          <table:table-cell table:style-name="ce4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4">
          <table:table-cell table:style-name="ce12" office:value-type="string" calcext:value-type="string">
            <text:p>tempo médio (ms)</text:p>
          </table:table-cell>
          <table:table-cell table:style-name="ce16" table:formula="of:=SUM([.B5:.B14])" office:value-type="float" office:value="0" calcext:value-type="float">
            <text:p>0</text:p>
          </table:table-cell>
          <table:table-cell table:style-name="ce24" table:formula="of:=ROUND(SUM([.C5:.C14])*1000/10;0)" office:value-type="float" office:value="0" calcext:value-type="float">
            <text:p>0.00</text:p>
          </table:table-cell>
          <table:table-cell table:style-name="ce16" table:formula="of:=ROUND(SUM([.D5:.D14])*1000/10;0)" office:value-type="float" office:value="0" calcext:value-type="float">
            <text:p>0</text:p>
          </table:table-cell>
          <table:table-cell table:style-name="ce16" table:formula="of:=ROUND(SUM([.E5:.E14])*1000/10;0)" office:value-type="float" office:value="0" calcext:value-type="float">
            <text:p>0</text:p>
          </table:table-cell>
          <table:table-cell table:style-name="ce16" table:formula="of:=ROUND(SUM([.F5:.F14])*1000/10;0)" office:value-type="float" office:value="0" calcext:value-type="float">
            <text:p>0</text:p>
          </table:table-cell>
          <table:table-cell table:style-name="ce16" table:formula="of:=ROUND(SUM([.G5:.G14])*1000/10;0)" office:value-type="float" office:value="0" calcext:value-type="float">
            <text:p>0</text:p>
          </table:table-cell>
          <table:table-cell table:style-name="ce16" table:formula="of:=ROUND(SUM([.H5:.H14])*1000/10;0)" office:value-type="float" office:value="0" calcext:value-type="float">
            <text:p>0</text:p>
          </table:table-cell>
          <table:table-cell table:style-name="ce16" table:formula="of:=ROUND(SUM([.I5:.I14])*1000/10;0)" office:value-type="float" office:value="0" calcext:value-type="float">
            <text:p>0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6" table:formula="of:=ROUND([.$B18]/[.B18];2)" office:value-type="string" office:string-value="" calcext:value-type="error">
            <text:p>#DIV/0!</text:p>
          </table:table-cell>
          <table:table-cell table:style-name="ce20" table:formula="of:=ROUND([.$B18]/[.C18];2)" office:value-type="string" office:string-value="" calcext:value-type="error">
            <text:p>#DIV/0!</text:p>
          </table:table-cell>
          <table:table-cell table:style-name="ce20" table:formula="of:=ROUND([.$B18]/[.D18];2)" office:value-type="string" office:string-value="" calcext:value-type="error">
            <text:p>#DIV/0!</text:p>
          </table:table-cell>
          <table:table-cell table:style-name="ce20" table:formula="of:=ROUND([.$B18]/[.E18];2)" office:value-type="string" office:string-value="" calcext:value-type="error">
            <text:p>#DIV/0!</text:p>
          </table:table-cell>
          <table:table-cell table:style-name="ce20" table:formula="of:=ROUND([.$B18]/[.F18];2)" office:value-type="string" office:string-value="" calcext:value-type="error">
            <text:p>#DIV/0!</text:p>
          </table:table-cell>
          <table:table-cell table:style-name="ce20" table:formula="of:=ROUND([.$B18]/[.G18];2)" office:value-type="string" office:string-value="" calcext:value-type="error">
            <text:p>#DIV/0!</text:p>
          </table:table-cell>
          <table:table-cell table:style-name="ce20" table:formula="of:=ROUND([.$B18]/[.H18];2)" office:value-type="string" office:string-value="" calcext:value-type="error">
            <text:p>#DIV/0!</text:p>
          </table:table-cell>
          <table:table-cell table:style-name="ce20" table:formula="of:=ROUND([.$B18]/[.I18];2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4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string" office:string-value="" calcext:value-type="error">
            <text:p>#DIV/0!</text:p>
          </table:table-cell>
          <table:table-cell table:style-name="ce6" table:formula="of:=ROUND([.$I$2]/(([.C18]/1000)*1000*1000);0)" office:value-type="string" office:string-value="" calcext:value-type="error">
            <text:p>#DIV/0!</text:p>
          </table:table-cell>
          <table:table-cell table:style-name="ce6" table:formula="of:=ROUND([.$I$2]/(([.D18]/1000)*1000*1000);0)" office:value-type="string" office:string-value="" calcext:value-type="error">
            <text:p>#DIV/0!</text:p>
          </table:table-cell>
          <table:table-cell table:style-name="ce6" table:formula="of:=ROUND([.$I$2]/(([.E18]/1000)*1000*1000);0)" office:value-type="string" office:string-value="" calcext:value-type="error">
            <text:p>#DIV/0!</text:p>
          </table:table-cell>
          <table:table-cell table:style-name="ce6" table:formula="of:=ROUND([.$I$2]/(([.F18]/1000)*1000*1000);0)" office:value-type="string" office:string-value="" calcext:value-type="error">
            <text:p>#DIV/0!</text:p>
          </table:table-cell>
          <table:table-cell table:style-name="ce6" table:formula="of:=ROUND([.$I$2]/(([.G18]/1000)*1000*1000);0)" office:value-type="string" office:string-value="" calcext:value-type="error">
            <text:p>#DIV/0!</text:p>
          </table:table-cell>
          <table:table-cell table:style-name="ce6" table:formula="of:=ROUND([.$I$2]/(([.H18]/1000)*1000*1000);0)" office:value-type="string" office:string-value="" calcext:value-type="error">
            <text:p>#DIV/0!</text:p>
          </table:table-cell>
          <table:table-cell table:style-name="ce6" table:formula="of:=ROUND([.$I$2]/(([.I18]/1000)*1000*1000);0)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string" office:string-value="" calcext:value-type="error">
            <text:p>#DIV/0!</text:p>
          </table:table-cell>
          <table:table-cell table:style-name="ce17" table:formula="of:=[.C19]" office:value-type="string" office:string-value="" calcext:value-type="error">
            <text:p>#DIV/0!</text:p>
          </table:table-cell>
          <table:table-cell table:style-name="ce17" table:formula="of:=[.D19]" office:value-type="string" office:string-value="" calcext:value-type="error">
            <text:p>#DIV/0!</text:p>
          </table:table-cell>
          <table:table-cell table:style-name="ce17" table:formula="of:=[.E19]" office:value-type="string" office:string-value="" calcext:value-type="error">
            <text:p>#DIV/0!</text:p>
          </table:table-cell>
          <table:table-cell table:style-name="ce17" table:formula="of:=[.F19]" office:value-type="string" office:string-value="" calcext:value-type="error">
            <text:p>#DIV/0!</text:p>
          </table:table-cell>
          <table:table-cell table:style-name="ce17" table:formula="of:=[.G19]" office:value-type="string" office:string-value="" calcext:value-type="error">
            <text:p>#DIV/0!</text:p>
          </table:table-cell>
          <table:table-cell table:style-name="ce17" table:formula="of:=[.H19]" office:value-type="string" office:string-value="" calcext:value-type="error">
            <text:p>#DIV/0!</text:p>
          </table:table-cell>
          <table:table-cell table:style-name="ce17" table:formula="of:=[.I19]" office:value-type="string" office:string-value="" calcext:value-type="error">
            <text:p>#DIV/0!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2" table:style-name="ta1">
        <office:forms form:automatic-focus="false" form:apply-design-mode="false"/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117798" calcext:value-type="float">
            <text:p>1,117798</text:p>
          </table:table-cell>
          <table:table-cell table:number-columns-repeated="4"/>
        </table:table-row>
        <table:table-row table:style-name="ro2">
          <table:table-cell office:value-type="float" office:value="1.122203" calcext:value-type="float">
            <text:p>1,122203</text:p>
          </table:table-cell>
          <table:table-cell table:number-columns-repeated="4"/>
        </table:table-row>
        <table:table-row table:style-name="ro2">
          <table:table-cell office:value-type="float" office:value="1.117307" calcext:value-type="float">
            <text:p>1,117307</text:p>
          </table:table-cell>
          <table:table-cell table:number-columns-repeated="4"/>
        </table:table-row>
        <table:table-row table:style-name="ro2">
          <table:table-cell office:value-type="float" office:value="1.11323" calcext:value-type="float">
            <text:p>1,11323</text:p>
          </table:table-cell>
          <table:table-cell table:number-columns-repeated="4"/>
        </table:table-row>
        <table:table-row table:style-name="ro2">
          <table:table-cell office:value-type="float" office:value="1.119016" calcext:value-type="float">
            <text:p>1,119016</text:p>
          </table:table-cell>
          <table:table-cell table:number-columns-repeated="4"/>
        </table:table-row>
        <table:table-row table:style-name="ro2">
          <table:table-cell office:value-type="float" office:value="1.110903" calcext:value-type="float">
            <text:p>1,110903</text:p>
          </table:table-cell>
          <table:table-cell table:number-columns-repeated="4"/>
        </table:table-row>
        <table:table-row table:style-name="ro2">
          <table:table-cell table:style-name="ce34" office:value-type="float" office:value="1.117057" calcext:value-type="float">
            <text:p>1,12</text:p>
          </table:table-cell>
          <table:table-cell table:number-columns-repeated="4"/>
        </table:table-row>
        <table:table-row table:style-name="ro2">
          <table:table-cell office:value-type="float" office:value="1.119102" calcext:value-type="float">
            <text:p>1,119102</text:p>
          </table:table-cell>
          <table:table-cell table:number-columns-repeated="4"/>
        </table:table-row>
        <table:table-row table:style-name="ro2">
          <table:table-cell office:value-type="float" office:value="1.114959" calcext:value-type="float">
            <text:p>1,114959</text:p>
          </table:table-cell>
          <table:table-cell table:number-columns-repeated="4"/>
        </table:table-row>
        <table:table-row table:style-name="ro2">
          <table:table-cell office:value-type="float" office:value="1.122129" calcext:value-type="float">
            <text:p>1,12212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38047" calcext:value-type="float">
            <text:p>0,638047</text:p>
          </table:table-cell>
          <table:table-cell table:number-columns-repeated="4"/>
        </table:table-row>
        <table:table-row table:style-name="ro2">
          <table:table-cell office:value-type="float" office:value="0.635462" calcext:value-type="float">
            <text:p>0,635462</text:p>
          </table:table-cell>
          <table:table-cell table:number-columns-repeated="4"/>
        </table:table-row>
        <table:table-row table:style-name="ro2">
          <table:table-cell office:value-type="float" office:value="0.636177" calcext:value-type="float">
            <text:p>0,636177</text:p>
          </table:table-cell>
          <table:table-cell table:number-columns-repeated="4"/>
        </table:table-row>
        <table:table-row table:style-name="ro2">
          <table:table-cell office:value-type="float" office:value="0.639583" calcext:value-type="float">
            <text:p>0,639583</text:p>
          </table:table-cell>
          <table:table-cell table:number-columns-repeated="4"/>
        </table:table-row>
        <table:table-row table:style-name="ro2">
          <table:table-cell office:value-type="float" office:value="0.637209" calcext:value-type="float">
            <text:p>0,637209</text:p>
          </table:table-cell>
          <table:table-cell table:number-columns-repeated="4"/>
        </table:table-row>
        <table:table-row table:style-name="ro2">
          <table:table-cell office:value-type="float" office:value="0.641197" calcext:value-type="float">
            <text:p>0,641197</text:p>
          </table:table-cell>
          <table:table-cell table:number-columns-repeated="4"/>
        </table:table-row>
        <table:table-row table:style-name="ro2">
          <table:table-cell office:value-type="float" office:value="0.637286" calcext:value-type="float">
            <text:p>0,637286</text:p>
          </table:table-cell>
          <table:table-cell table:number-columns-repeated="4"/>
        </table:table-row>
        <table:table-row table:style-name="ro2">
          <table:table-cell office:value-type="float" office:value="0.640092" calcext:value-type="float">
            <text:p>0,640092</text:p>
          </table:table-cell>
          <table:table-cell table:number-columns-repeated="4"/>
        </table:table-row>
        <table:table-row table:style-name="ro2">
          <table:table-cell office:value-type="float" office:value="0.63996" calcext:value-type="float">
            <text:p>0,63996</text:p>
          </table:table-cell>
          <table:table-cell table:number-columns-repeated="4"/>
        </table:table-row>
        <table:table-row table:style-name="ro2">
          <table:table-cell office:value-type="float" office:value="0.639435" calcext:value-type="float">
            <text:p>0,6394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88826" calcext:value-type="float">
            <text:p>0,488826</text:p>
          </table:table-cell>
          <table:table-cell table:number-columns-repeated="4"/>
        </table:table-row>
        <table:table-row table:style-name="ro2">
          <table:table-cell office:value-type="float" office:value="0.494864" calcext:value-type="float">
            <text:p>0,494864</text:p>
          </table:table-cell>
          <table:table-cell table:number-columns-repeated="4"/>
        </table:table-row>
        <table:table-row table:style-name="ro2">
          <table:table-cell office:value-type="float" office:value="0.492912" calcext:value-type="float">
            <text:p>0,492912</text:p>
          </table:table-cell>
          <table:table-cell table:style-name="ce34" table:formula="of:=SUM([.A24:.A33])" office:value-type="float" office:value="4.917783" calcext:value-type="float">
            <text:p>4,92</text:p>
          </table:table-cell>
          <table:table-cell table:number-columns-repeated="3"/>
        </table:table-row>
        <table:table-row table:style-name="ro2">
          <table:table-cell office:value-type="float" office:value="0.490627" calcext:value-type="float">
            <text:p>0,490627</text:p>
          </table:table-cell>
          <table:table-cell table:number-columns-repeated="4"/>
        </table:table-row>
        <table:table-row table:style-name="ro2">
          <table:table-cell office:value-type="float" office:value="0.49477" calcext:value-type="float">
            <text:p>0,49477</text:p>
          </table:table-cell>
          <table:table-cell table:number-columns-repeated="4"/>
        </table:table-row>
        <table:table-row table:style-name="ro2">
          <table:table-cell office:value-type="float" office:value="0.490868" calcext:value-type="float">
            <text:p>0,490868</text:p>
          </table:table-cell>
          <table:table-cell table:number-columns-repeated="4"/>
        </table:table-row>
        <table:table-row table:style-name="ro2">
          <table:table-cell office:value-type="float" office:value="0.490303" calcext:value-type="float">
            <text:p>0,490303</text:p>
          </table:table-cell>
          <table:table-cell table:number-columns-repeated="4"/>
        </table:table-row>
        <table:table-row table:style-name="ro2">
          <table:table-cell office:value-type="float" office:value="0.491274" calcext:value-type="float">
            <text:p>0,491274</text:p>
          </table:table-cell>
          <table:table-cell table:number-columns-repeated="4"/>
        </table:table-row>
        <table:table-row table:style-name="ro2">
          <table:table-cell office:value-type="float" office:value="0.492923" calcext:value-type="float">
            <text:p>0,492923</text:p>
          </table:table-cell>
          <table:table-cell table:number-columns-repeated="4"/>
        </table:table-row>
        <table:table-row table:style-name="ro2">
          <table:table-cell office:value-type="float" office:value="0.490416" calcext:value-type="float">
            <text:p>0,4904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38688" calcext:value-type="float">
            <text:p>0,438688</text:p>
          </table:table-cell>
          <table:table-cell table:number-columns-repeated="4"/>
        </table:table-row>
        <table:table-row table:style-name="ro2">
          <table:table-cell office:value-type="float" office:value="0.437455" calcext:value-type="float">
            <text:p>0,437455</text:p>
          </table:table-cell>
          <table:table-cell table:number-columns-repeated="4"/>
        </table:table-row>
        <table:table-row table:style-name="ro2">
          <table:table-cell office:value-type="float" office:value="0.436255" calcext:value-type="float">
            <text:p>0,436255</text:p>
          </table:table-cell>
          <table:table-cell table:number-columns-repeated="4"/>
        </table:table-row>
        <table:table-row table:style-name="ro2">
          <table:table-cell office:value-type="float" office:value="0.437344" calcext:value-type="float">
            <text:p>0,437344</text:p>
          </table:table-cell>
          <table:table-cell table:number-columns-repeated="4"/>
        </table:table-row>
        <table:table-row table:style-name="ro2">
          <table:table-cell office:value-type="float" office:value="0.437788" calcext:value-type="float">
            <text:p>0,437788</text:p>
          </table:table-cell>
          <table:table-cell table:number-columns-repeated="4"/>
        </table:table-row>
        <table:table-row table:style-name="ro2">
          <table:table-cell office:value-type="float" office:value="0.436941" calcext:value-type="float">
            <text:p>0,436941</text:p>
          </table:table-cell>
          <table:table-cell table:number-columns-repeated="4"/>
        </table:table-row>
        <table:table-row table:style-name="ro2">
          <table:table-cell office:value-type="float" office:value="0.438696" calcext:value-type="float">
            <text:p>0,438696</text:p>
          </table:table-cell>
          <table:table-cell table:number-columns-repeated="4"/>
        </table:table-row>
        <table:table-row table:style-name="ro2">
          <table:table-cell office:value-type="float" office:value="0.436324" calcext:value-type="float">
            <text:p>0,436324</text:p>
          </table:table-cell>
          <table:table-cell table:number-columns-repeated="4"/>
        </table:table-row>
        <table:table-row table:style-name="ro2">
          <table:table-cell office:value-type="float" office:value="0.435617" calcext:value-type="float">
            <text:p>0,435617</text:p>
          </table:table-cell>
          <table:table-cell table:number-columns-repeated="4"/>
        </table:table-row>
        <table:table-row table:style-name="ro2">
          <table:table-cell office:value-type="float" office:value="0.442466" calcext:value-type="float">
            <text:p>0,4424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35851" calcext:value-type="float">
            <text:p>0,435851</text:p>
          </table:table-cell>
          <table:table-cell table:number-columns-repeated="4"/>
        </table:table-row>
        <table:table-row table:style-name="ro2">
          <table:table-cell office:value-type="float" office:value="0.431804" calcext:value-type="float">
            <text:p>0,431804</text:p>
          </table:table-cell>
          <table:table-cell table:number-columns-repeated="4"/>
        </table:table-row>
        <table:table-row table:style-name="ro2">
          <table:table-cell office:value-type="float" office:value="0.436752" calcext:value-type="float">
            <text:p>0,436752</text:p>
          </table:table-cell>
          <table:table-cell table:number-columns-repeated="4"/>
        </table:table-row>
        <table:table-row table:style-name="ro2">
          <table:table-cell office:value-type="float" office:value="0.432955" calcext:value-type="float">
            <text:p>0,432955</text:p>
          </table:table-cell>
          <table:table-cell table:number-columns-repeated="4"/>
        </table:table-row>
        <table:table-row table:style-name="ro2">
          <table:table-cell office:value-type="float" office:value="0.43187" calcext:value-type="float">
            <text:p>0,43187</text:p>
          </table:table-cell>
          <table:table-cell table:number-columns-repeated="4"/>
        </table:table-row>
        <table:table-row table:style-name="ro2">
          <table:table-cell office:value-type="float" office:value="0.432076" calcext:value-type="float">
            <text:p>0,432076</text:p>
          </table:table-cell>
          <table:table-cell table:number-columns-repeated="4"/>
        </table:table-row>
        <table:table-row table:style-name="ro2">
          <table:table-cell office:value-type="float" office:value="0.434146" calcext:value-type="float">
            <text:p>0,434146</text:p>
          </table:table-cell>
          <table:table-cell table:number-columns-repeated="4"/>
        </table:table-row>
        <table:table-row table:style-name="ro2">
          <table:table-cell office:value-type="float" office:value="0.431945" calcext:value-type="float">
            <text:p>0,431945</text:p>
          </table:table-cell>
          <table:table-cell table:number-columns-repeated="4"/>
        </table:table-row>
        <table:table-row table:style-name="ro2">
          <table:table-cell office:value-type="float" office:value="0.436181" calcext:value-type="float">
            <text:p>0,436181</text:p>
          </table:table-cell>
          <table:table-cell table:number-columns-repeated="4"/>
        </table:table-row>
        <table:table-row table:style-name="ro2">
          <table:table-cell office:value-type="float" office:value="0.43266" calcext:value-type="float">
            <text:p>0,432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9866" calcext:value-type="float">
            <text:p>0,409866</text:p>
          </table:table-cell>
          <table:table-cell table:number-columns-repeated="4"/>
        </table:table-row>
        <table:table-row table:style-name="ro2">
          <table:table-cell office:value-type="float" office:value="0.413832" calcext:value-type="float">
            <text:p>0,413832</text:p>
          </table:table-cell>
          <table:table-cell table:number-columns-repeated="4"/>
        </table:table-row>
        <table:table-row table:style-name="ro2">
          <table:table-cell office:value-type="float" office:value="0.41073" calcext:value-type="float">
            <text:p>0,41073</text:p>
          </table:table-cell>
          <table:table-cell table:number-columns-repeated="4"/>
        </table:table-row>
        <table:table-row table:style-name="ro2">
          <table:table-cell office:value-type="float" office:value="0.411621" calcext:value-type="float">
            <text:p>0,411621</text:p>
          </table:table-cell>
          <table:table-cell table:number-columns-repeated="4"/>
        </table:table-row>
        <table:table-row table:style-name="ro2">
          <table:table-cell office:value-type="float" office:value="0.411116" calcext:value-type="float">
            <text:p>0,411116</text:p>
          </table:table-cell>
          <table:table-cell table:number-columns-repeated="4"/>
        </table:table-row>
        <table:table-row table:style-name="ro2">
          <table:table-cell office:value-type="float" office:value="0.412121" calcext:value-type="float">
            <text:p>0,412121</text:p>
          </table:table-cell>
          <table:table-cell table:number-columns-repeated="4"/>
        </table:table-row>
        <table:table-row table:style-name="ro2">
          <table:table-cell office:value-type="float" office:value="0.410289" calcext:value-type="float">
            <text:p>0,410289</text:p>
          </table:table-cell>
          <table:table-cell table:number-columns-repeated="4"/>
        </table:table-row>
        <table:table-row table:style-name="ro2">
          <table:table-cell office:value-type="float" office:value="0.413179" calcext:value-type="float">
            <text:p>0,413179</text:p>
          </table:table-cell>
          <table:table-cell table:number-columns-repeated="4"/>
        </table:table-row>
        <table:table-row table:style-name="ro2">
          <table:table-cell office:value-type="float" office:value="0.412196" calcext:value-type="float">
            <text:p>0,412196</text:p>
          </table:table-cell>
          <table:table-cell table:number-columns-repeated="4"/>
        </table:table-row>
        <table:table-row table:style-name="ro2">
          <table:table-cell office:value-type="float" office:value="0.411854" calcext:value-type="float">
            <text:p>0,4118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6309" calcext:value-type="float">
            <text:p>0,406309</text:p>
          </table:table-cell>
          <table:table-cell table:number-columns-repeated="4"/>
        </table:table-row>
        <table:table-row table:style-name="ro2">
          <table:table-cell office:value-type="float" office:value="0.404198" calcext:value-type="float">
            <text:p>0,404198</text:p>
          </table:table-cell>
          <table:table-cell table:number-columns-repeated="4"/>
        </table:table-row>
        <table:table-row table:style-name="ro2">
          <table:table-cell office:value-type="float" office:value="0.403644" calcext:value-type="float">
            <text:p>0,403644</text:p>
          </table:table-cell>
          <table:table-cell table:number-columns-repeated="4"/>
        </table:table-row>
        <table:table-row table:style-name="ro2">
          <table:table-cell office:value-type="float" office:value="0.405705" calcext:value-type="float">
            <text:p>0,405705</text:p>
          </table:table-cell>
          <table:table-cell table:number-columns-repeated="4"/>
        </table:table-row>
        <table:table-row table:style-name="ro2">
          <table:table-cell office:value-type="float" office:value="0.403938" calcext:value-type="float">
            <text:p>0,403938</text:p>
          </table:table-cell>
          <table:table-cell table:number-columns-repeated="4"/>
        </table:table-row>
        <table:table-row table:style-name="ro2">
          <table:table-cell office:value-type="float" office:value="0.404101" calcext:value-type="float">
            <text:p>0,404101</text:p>
          </table:table-cell>
          <table:table-cell table:number-columns-repeated="4"/>
        </table:table-row>
        <table:table-row table:style-name="ro2">
          <table:table-cell office:value-type="float" office:value="0.403152" calcext:value-type="float">
            <text:p>0,403152</text:p>
          </table:table-cell>
          <table:table-cell table:number-columns-repeated="4"/>
        </table:table-row>
        <table:table-row table:style-name="ro2">
          <table:table-cell office:value-type="float" office:value="0.406349" calcext:value-type="float">
            <text:p>0,406349</text:p>
          </table:table-cell>
          <table:table-cell table:number-columns-repeated="4"/>
        </table:table-row>
        <table:table-row table:style-name="ro2">
          <table:table-cell office:value-type="float" office:value="0.403951" calcext:value-type="float">
            <text:p>0,403951</text:p>
          </table:table-cell>
          <table:table-cell table:number-columns-repeated="4"/>
        </table:table-row>
        <table:table-row table:style-name="ro2">
          <table:table-cell office:value-type="float" office:value="0.40636" calcext:value-type="float">
            <text:p>0,4063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405578" calcext:value-type="float">
            <text:p>0,405578</text:p>
          </table:table-cell>
          <table:table-cell table:number-columns-repeated="4"/>
        </table:table-row>
        <table:table-row table:style-name="ro2">
          <table:table-cell office:value-type="float" office:value="0.402614" calcext:value-type="float">
            <text:p>0,402614</text:p>
          </table:table-cell>
          <table:table-cell table:number-columns-repeated="4"/>
        </table:table-row>
        <table:table-row table:style-name="ro2">
          <table:table-cell office:value-type="float" office:value="0.405042" calcext:value-type="float">
            <text:p>0,405042</text:p>
          </table:table-cell>
          <table:table-cell table:number-columns-repeated="4"/>
        </table:table-row>
        <table:table-row table:style-name="ro2">
          <table:table-cell office:value-type="float" office:value="0.402864" calcext:value-type="float">
            <text:p>0,402864</text:p>
          </table:table-cell>
          <table:table-cell table:number-columns-repeated="4"/>
        </table:table-row>
        <table:table-row table:style-name="ro2">
          <table:table-cell office:value-type="float" office:value="0.402082" calcext:value-type="float">
            <text:p>0,402082</text:p>
          </table:table-cell>
          <table:table-cell table:number-columns-repeated="4"/>
        </table:table-row>
        <table:table-row table:style-name="ro2">
          <table:table-cell office:value-type="float" office:value="0.405005" calcext:value-type="float">
            <text:p>0,405005</text:p>
          </table:table-cell>
          <table:table-cell table:number-columns-repeated="4"/>
        </table:table-row>
        <table:table-row table:style-name="ro2">
          <table:table-cell office:value-type="float" office:value="0.406062" calcext:value-type="float">
            <text:p>0,406062</text:p>
          </table:table-cell>
          <table:table-cell table:number-columns-repeated="4"/>
        </table:table-row>
        <table:table-row table:style-name="ro2">
          <table:table-cell office:value-type="float" office:value="0.401456" calcext:value-type="float">
            <text:p>0,401456</text:p>
          </table:table-cell>
          <table:table-cell table:number-columns-repeated="4"/>
        </table:table-row>
        <table:table-row table:style-name="ro2">
          <table:table-cell office:value-type="float" office:value="0.404834" calcext:value-type="float">
            <text:p>0,404834</text:p>
          </table:table-cell>
          <table:table-cell table:number-columns-repeated="4"/>
        </table:table-row>
        <table:table-row table:style-name="ro2">
          <table:table-cell office:value-type="float" office:value="0.401776" calcext:value-type="float">
            <text:p>0,40177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trab1/entregas/prefixSumPth-wz</text:p>
          </table:table-cell>
          <table:table-cell table:number-columns-repeated="4"/>
        </table:table-row>
      </table:table>
      <table:table table:name="tempo-e-vazaoV1" table:style-name="ta1">
        <table:shapes>
          <draw:frame draw:z-index="0" draw:style-name="gr1" draw:text-style-name="P1" svg:width="10.795cm" svg:height="8.996cm" svg:x="0.233cm" svg:y="9.303cm">
            <draw:object draw:notify-on-update-of-ranges="'tempo-e-vazaoV1'.B17:'tempo-e-vazaoV1'.I17 'tempo-e-vazaoV1'.A18:'tempo-e-vazaoV1'.A18 'tempo-e-vazaoV1'.B18:'tempo-e-vazaoV1'.I18 'tempo-e-vazaoV1'.A19:'tempo-e-vazaoV1'.A19 'tempo-e-vazaoV1'.B19:'tempo-e-vazaoV1'.I19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1.116cm" svg:height="9.005cm" svg:x="11.04cm" svg:y="9.348cm">
            <draw:object draw:notify-on-update-of-ranges="'tempo-e-vazaoV1'.B42:'tempo-e-vazaoV1'.I42 'tempo-e-vazaoV1'.A43:'tempo-e-vazaoV1'.A43 'tempo-e-vazaoV1'.B43:'tempo-e-vazaoV1'.I43 'tempo-e-vazaoV1'.A44:'tempo-e-vazaoV1'.A44 'tempo-e-vazaoV1'.B44:'tempo-e-vazaoV1'.I4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2" table:default-cell-style-name="ce7"/>
        <table:table-column table:style-name="co5" table:number-columns-repeated="8" table:default-cell-style-name="Default"/>
        <table:table-column table:style-name="co3" table:number-columns-repeated="1015" table:default-cell-style-name="Default"/>
        <table:table-row table:style-name="ro3">
          <table:table-cell/>
          <table:table-cell table:style-name="ce9"/>
          <table:table-cell table:style-name="ce2" office:value-type="string" calcext:value-type="string">
            <text:p>PrefixSum-WZ rodando no b9s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2" office:value-type="string" calcext:value-type="string">
            <text:p>Executando 10 vezes </text:p>
          </table:table-cell>
          <table:table-cell table:number-columns-repeated="4"/>
          <table:table-cell table:style-name="ce25" office:value-type="string" calcext:value-type="string">
            <text:p>total elements:</text:p>
          </table:table-cell>
          <table:table-cell table:style-name="ce7" office:value-type="float" office:value="500000000" calcext:value-type="float">
            <text:p>500000000</text:p>
          </table:table-cell>
          <table:table-cell table:number-columns-repeated="1015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 table:style-name="ce7" office:value-type="string" calcext:value-type="string">
            <text:p><text:s/>1 threads:</text:p>
          </table:table-cell>
          <table:table-cell table:style-name="ce7" office:value-type="string" calcext:value-type="string">
            <text:p><text:s/>2 threads:</text:p>
          </table:table-cell>
          <table:table-cell table:style-name="ce7" office:value-type="string" calcext:value-type="string">
            <text:p><text:s/>3 threads:</text:p>
          </table:table-cell>
          <table:table-cell table:style-name="ce7" office:value-type="string" calcext:value-type="string">
            <text:p><text:s/>4 threads:</text:p>
          </table:table-cell>
          <table:table-cell table:style-name="ce7" office:value-type="string" calcext:value-type="string">
            <text:p><text:s/>5 threads:</text:p>
          </table:table-cell>
          <table:table-cell table:style-name="ce7" office:value-type="string" calcext:value-type="string">
            <text:p><text:s/>6 threads:</text:p>
          </table:table-cell>
          <table:table-cell table:style-name="ce7" office:value-type="string" calcext:value-type="string">
            <text:p><text:s/>7 threads:</text:p>
          </table:table-cell>
          <table:table-cell table:style-name="ce7" office:value-type="string" calcext:value-type="string">
            <text:p><text:s/>8 threads: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2]" office:value-type="float" office:value="1.24117" calcext:value-type="float">
            <text:p>1.241170</text:p>
          </table:table-cell>
          <table:table-cell table:style-name="ce14" table:formula="of:=[$dadosV1.$A13]" office:value-type="float" office:value="0.813518" calcext:value-type="float">
            <text:p>0.813518</text:p>
          </table:table-cell>
          <table:table-cell table:style-name="ce14" table:formula="of:=[$dadosV1.$A24]" office:value-type="float" office:value="0.711085" calcext:value-type="float">
            <text:p>0.711085</text:p>
          </table:table-cell>
          <table:table-cell table:style-name="ce14" table:formula="of:=[$dadosV1.$A35]" office:value-type="float" office:value="0.651615" calcext:value-type="float">
            <text:p>0.651615</text:p>
          </table:table-cell>
          <table:table-cell table:style-name="ce14" table:formula="of:=[$dadosV1.$A46]" office:value-type="float" office:value="0.656744" calcext:value-type="float">
            <text:p>0.656744</text:p>
          </table:table-cell>
          <table:table-cell table:style-name="ce14" table:formula="of:=[$dadosV1.$A57]" office:value-type="float" office:value="0.650794" calcext:value-type="float">
            <text:p>0.650794</text:p>
          </table:table-cell>
          <table:table-cell table:style-name="ce14" table:formula="of:=[$dadosV1.$A68]" office:value-type="float" office:value="0.64443" calcext:value-type="float">
            <text:p>0.644430</text:p>
          </table:table-cell>
          <table:table-cell table:style-name="ce14" table:formula="of:=[$dadosV1.$A79]" office:value-type="float" office:value="0.649935" calcext:value-type="float">
            <text:p>0.649935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3]" office:value-type="float" office:value="1.240456" calcext:value-type="float">
            <text:p>1.240456</text:p>
          </table:table-cell>
          <table:table-cell table:style-name="ce14" table:formula="of:=[$dadosV1.$A14]" office:value-type="float" office:value="0.816326" calcext:value-type="float">
            <text:p>0.816326</text:p>
          </table:table-cell>
          <table:table-cell table:style-name="ce14" table:formula="of:=[$dadosV1.$A25]" office:value-type="float" office:value="0.708629" calcext:value-type="float">
            <text:p>0.708629</text:p>
          </table:table-cell>
          <table:table-cell table:style-name="ce14" table:formula="of:=[$dadosV1.$A36]" office:value-type="float" office:value="0.655305" calcext:value-type="float">
            <text:p>0.655305</text:p>
          </table:table-cell>
          <table:table-cell table:style-name="ce14" table:formula="of:=[$dadosV1.$A47]" office:value-type="float" office:value="0.654861" calcext:value-type="float">
            <text:p>0.654861</text:p>
          </table:table-cell>
          <table:table-cell table:style-name="ce14" table:formula="of:=[$dadosV1.$A58]" office:value-type="float" office:value="0.643143" calcext:value-type="float">
            <text:p>0.643143</text:p>
          </table:table-cell>
          <table:table-cell table:style-name="ce14" table:formula="of:=[$dadosV1.$A69]" office:value-type="float" office:value="0.645907" calcext:value-type="float">
            <text:p>0.645907</text:p>
          </table:table-cell>
          <table:table-cell table:style-name="ce14" table:formula="of:=[$dadosV1.$A80]" office:value-type="float" office:value="0.650282" calcext:value-type="float">
            <text:p>0.65028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4]" office:value-type="float" office:value="1.242517" calcext:value-type="float">
            <text:p>1.242517</text:p>
          </table:table-cell>
          <table:table-cell table:style-name="ce14" table:formula="of:=[$dadosV1.$A15]" office:value-type="float" office:value="0.821015" calcext:value-type="float">
            <text:p>0.821015</text:p>
          </table:table-cell>
          <table:table-cell table:style-name="ce14" table:formula="of:=[$dadosV1.$A26]" office:value-type="float" office:value="0.711591" calcext:value-type="float">
            <text:p>0.711591</text:p>
          </table:table-cell>
          <table:table-cell table:style-name="ce14" table:formula="of:=[$dadosV1.$A37]" office:value-type="float" office:value="0.656386" calcext:value-type="float">
            <text:p>0.656386</text:p>
          </table:table-cell>
          <table:table-cell table:style-name="ce14" table:formula="of:=[$dadosV1.$A48]" office:value-type="float" office:value="0.653428" calcext:value-type="float">
            <text:p>0.653428</text:p>
          </table:table-cell>
          <table:table-cell table:style-name="ce14" table:formula="of:=[$dadosV1.$A59]" office:value-type="float" office:value="0.645468" calcext:value-type="float">
            <text:p>0.645468</text:p>
          </table:table-cell>
          <table:table-cell table:style-name="ce14" table:formula="of:=[$dadosV1.$A70]" office:value-type="float" office:value="0.647121" calcext:value-type="float">
            <text:p>0.647121</text:p>
          </table:table-cell>
          <table:table-cell table:style-name="ce14" table:formula="of:=[$dadosV1.$A81]" office:value-type="float" office:value="0.648268" calcext:value-type="float">
            <text:p>0.64826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5]" office:value-type="float" office:value="1.244572" calcext:value-type="float">
            <text:p>1.244572</text:p>
          </table:table-cell>
          <table:table-cell table:style-name="ce14" table:formula="of:=[$dadosV1.$A16]" office:value-type="float" office:value="0.816081" calcext:value-type="float">
            <text:p>0.816081</text:p>
          </table:table-cell>
          <table:table-cell table:style-name="ce14" table:formula="of:=[$dadosV1.$A27]" office:value-type="float" office:value="0.7084" calcext:value-type="float">
            <text:p>0.708400</text:p>
          </table:table-cell>
          <table:table-cell table:style-name="ce14" table:formula="of:=[$dadosV1.$A38]" office:value-type="float" office:value="0.653174" calcext:value-type="float">
            <text:p>0.653174</text:p>
          </table:table-cell>
          <table:table-cell table:style-name="ce14" table:formula="of:=[$dadosV1.$A49]" office:value-type="float" office:value="0.655839" calcext:value-type="float">
            <text:p>0.655839</text:p>
          </table:table-cell>
          <table:table-cell table:style-name="ce14" table:formula="of:=[$dadosV1.$A60]" office:value-type="float" office:value="0.651064" calcext:value-type="float">
            <text:p>0.651064</text:p>
          </table:table-cell>
          <table:table-cell table:style-name="ce14" table:formula="of:=[$dadosV1.$A71]" office:value-type="float" office:value="0.644712" calcext:value-type="float">
            <text:p>0.644712</text:p>
          </table:table-cell>
          <table:table-cell table:style-name="ce14" table:formula="of:=[$dadosV1.$A82]" office:value-type="float" office:value="0.65406" calcext:value-type="float">
            <text:p>0.654060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6]" office:value-type="float" office:value="1.243254" calcext:value-type="float">
            <text:p>1.243254</text:p>
          </table:table-cell>
          <table:table-cell table:style-name="ce14" table:formula="of:=[$dadosV1.$A17]" office:value-type="float" office:value="0.819892" calcext:value-type="float">
            <text:p>0.819892</text:p>
          </table:table-cell>
          <table:table-cell table:style-name="ce14" table:formula="of:=[$dadosV1.$A28]" office:value-type="float" office:value="0.706941" calcext:value-type="float">
            <text:p>0.706941</text:p>
          </table:table-cell>
          <table:table-cell table:style-name="ce14" table:formula="of:=[$dadosV1.$A39]" office:value-type="float" office:value="0.658151" calcext:value-type="float">
            <text:p>0.658151</text:p>
          </table:table-cell>
          <table:table-cell table:style-name="ce14" table:formula="of:=[$dadosV1.$A50]" office:value-type="float" office:value="0.655507" calcext:value-type="float">
            <text:p>0.655507</text:p>
          </table:table-cell>
          <table:table-cell table:style-name="ce14" table:formula="of:=[$dadosV1.$A61]" office:value-type="float" office:value="0.643592" calcext:value-type="float">
            <text:p>0.643592</text:p>
          </table:table-cell>
          <table:table-cell table:style-name="ce14" table:formula="of:=[$dadosV1.$A72]" office:value-type="float" office:value="0.649424" calcext:value-type="float">
            <text:p>0.649424</text:p>
          </table:table-cell>
          <table:table-cell table:style-name="ce14" table:formula="of:=[$dadosV1.$A83]" office:value-type="float" office:value="0.651792" calcext:value-type="float">
            <text:p>0.651792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7]" office:value-type="float" office:value="1.23758" calcext:value-type="float">
            <text:p>1.237580</text:p>
          </table:table-cell>
          <table:table-cell table:style-name="ce14" table:formula="of:=[$dadosV1.$A18]" office:value-type="float" office:value="0.815997" calcext:value-type="float">
            <text:p>0.815997</text:p>
          </table:table-cell>
          <table:table-cell table:style-name="ce14" table:formula="of:=[$dadosV1.$A29]" office:value-type="float" office:value="0.708966" calcext:value-type="float">
            <text:p>0.708966</text:p>
          </table:table-cell>
          <table:table-cell table:style-name="ce14" table:formula="of:=[$dadosV1.$A40]" office:value-type="float" office:value="0.65539" calcext:value-type="float">
            <text:p>0.655390</text:p>
          </table:table-cell>
          <table:table-cell table:style-name="ce14" table:formula="of:=[$dadosV1.$A51]" office:value-type="float" office:value="0.654038" calcext:value-type="float">
            <text:p>0.654038</text:p>
          </table:table-cell>
          <table:table-cell table:style-name="ce14" table:formula="of:=[$dadosV1.$A62]" office:value-type="float" office:value="0.646883" calcext:value-type="float">
            <text:p>0.646883</text:p>
          </table:table-cell>
          <table:table-cell table:style-name="ce14" table:formula="of:=[$dadosV1.$A73]" office:value-type="float" office:value="0.645687" calcext:value-type="float">
            <text:p>0.645687</text:p>
          </table:table-cell>
          <table:table-cell table:style-name="ce14" table:formula="of:=[$dadosV1.$A84]" office:value-type="float" office:value="0.647704" calcext:value-type="float">
            <text:p>0.647704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8]" office:value-type="float" office:value="1.246809" calcext:value-type="float">
            <text:p>1.246809</text:p>
          </table:table-cell>
          <table:table-cell table:style-name="ce14" table:formula="of:=[$dadosV1.$A19]" office:value-type="float" office:value="0.818361" calcext:value-type="float">
            <text:p>0.818361</text:p>
          </table:table-cell>
          <table:table-cell table:style-name="ce14" table:formula="of:=[$dadosV1.$A30]" office:value-type="float" office:value="0.709845" calcext:value-type="float">
            <text:p>0.709845</text:p>
          </table:table-cell>
          <table:table-cell table:style-name="ce14" table:formula="of:=[$dadosV1.$A41]" office:value-type="float" office:value="0.652613" calcext:value-type="float">
            <text:p>0.652613</text:p>
          </table:table-cell>
          <table:table-cell table:style-name="ce14" table:formula="of:=[$dadosV1.$A52]" office:value-type="float" office:value="0.656187" calcext:value-type="float">
            <text:p>0.656187</text:p>
          </table:table-cell>
          <table:table-cell table:style-name="ce14" table:formula="of:=[$dadosV1.$A63]" office:value-type="float" office:value="0.645205" calcext:value-type="float">
            <text:p>0.645205</text:p>
          </table:table-cell>
          <table:table-cell table:style-name="ce14" table:formula="of:=[$dadosV1.$A74]" office:value-type="float" office:value="0.644402" calcext:value-type="float">
            <text:p>0.644402</text:p>
          </table:table-cell>
          <table:table-cell table:style-name="ce14" table:formula="of:=[$dadosV1.$A85]" office:value-type="float" office:value="0.651828" calcext:value-type="float">
            <text:p>0.65182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9]" office:value-type="float" office:value="1.240291" calcext:value-type="float">
            <text:p>1.240291</text:p>
          </table:table-cell>
          <table:table-cell table:style-name="ce14" table:formula="of:=[$dadosV1.$A20]" office:value-type="float" office:value="0.813247" calcext:value-type="float">
            <text:p>0.813247</text:p>
          </table:table-cell>
          <table:table-cell table:style-name="ce14" table:formula="of:=[$dadosV1.$A31]" office:value-type="float" office:value="0.706429" calcext:value-type="float">
            <text:p>0.706429</text:p>
          </table:table-cell>
          <table:table-cell table:style-name="ce14" table:formula="of:=[$dadosV1.$A42]" office:value-type="float" office:value="0.656401" calcext:value-type="float">
            <text:p>0.656401</text:p>
          </table:table-cell>
          <table:table-cell table:style-name="ce14" table:formula="of:=[$dadosV1.$A53]" office:value-type="float" office:value="0.655681" calcext:value-type="float">
            <text:p>0.655681</text:p>
          </table:table-cell>
          <table:table-cell table:style-name="ce14" table:formula="of:=[$dadosV1.$A64]" office:value-type="float" office:value="0.643541" calcext:value-type="float">
            <text:p>0.643541</text:p>
          </table:table-cell>
          <table:table-cell table:style-name="ce14" table:formula="of:=[$dadosV1.$A75]" office:value-type="float" office:value="0.647444" calcext:value-type="float">
            <text:p>0.647444</text:p>
          </table:table-cell>
          <table:table-cell table:style-name="ce14" table:formula="of:=[$dadosV1.$A86]" office:value-type="float" office:value="0.651198" calcext:value-type="float">
            <text:p>0.651198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0]" office:value-type="float" office:value="1.24083" calcext:value-type="float">
            <text:p>1.240830</text:p>
          </table:table-cell>
          <table:table-cell table:style-name="ce14" table:formula="of:=[$dadosV1.$A21]" office:value-type="float" office:value="0.816333" calcext:value-type="float">
            <text:p>0.816333</text:p>
          </table:table-cell>
          <table:table-cell table:style-name="ce14" table:formula="of:=[$dadosV1.$A32]" office:value-type="float" office:value="0.705095" calcext:value-type="float">
            <text:p>0.705095</text:p>
          </table:table-cell>
          <table:table-cell table:style-name="ce14" table:formula="of:=[$dadosV1.$A43]" office:value-type="float" office:value="0.655282" calcext:value-type="float">
            <text:p>0.655282</text:p>
          </table:table-cell>
          <table:table-cell table:style-name="ce14" table:formula="of:=[$dadosV1.$A54]" office:value-type="float" office:value="0.654766" calcext:value-type="float">
            <text:p>0.654766</text:p>
          </table:table-cell>
          <table:table-cell table:style-name="ce14" table:formula="of:=[$dadosV1.$A65]" office:value-type="float" office:value="0.645467" calcext:value-type="float">
            <text:p>0.645467</text:p>
          </table:table-cell>
          <table:table-cell table:style-name="ce14" table:formula="of:=[$dadosV1.$A76]" office:value-type="float" office:value="0.647512" calcext:value-type="float">
            <text:p>0.647512</text:p>
          </table:table-cell>
          <table:table-cell table:style-name="ce14" table:formula="of:=[$dadosV1.$A87]" office:value-type="float" office:value="0.648143" calcext:value-type="float">
            <text:p>0.648143</text:p>
          </table:table-cell>
          <table:table-cell table:number-columns-repeated="1015"/>
        </table:table-row>
        <table:table-row table:style-name="ro2">
          <table:table-cell/>
          <table:table-cell table:style-name="ce14" table:formula="of:=[$dadosV1.$A11]" office:value-type="float" office:value="1.239683" calcext:value-type="float">
            <text:p>1.239683</text:p>
          </table:table-cell>
          <table:table-cell table:style-name="ce14" table:formula="of:=[$dadosV1.$A22]" office:value-type="float" office:value="0.808033" calcext:value-type="float">
            <text:p>0.808033</text:p>
          </table:table-cell>
          <table:table-cell table:style-name="ce14" table:formula="of:=[$dadosV1.$A33]" office:value-type="float" office:value="0.712204" calcext:value-type="float">
            <text:p>0.712204</text:p>
          </table:table-cell>
          <table:table-cell table:style-name="ce14" table:formula="of:=[$dadosV1.$A44]" office:value-type="float" office:value="0.653611" calcext:value-type="float">
            <text:p>0.653611</text:p>
          </table:table-cell>
          <table:table-cell table:style-name="ce14" table:formula="of:=[$dadosV1.$A55]" office:value-type="float" office:value="0.657162" calcext:value-type="float">
            <text:p>0.657162</text:p>
          </table:table-cell>
          <table:table-cell table:style-name="ce14" table:formula="of:=[$dadosV1.$A66]" office:value-type="float" office:value="0.649364" calcext:value-type="float">
            <text:p>0.649364</text:p>
          </table:table-cell>
          <table:table-cell table:style-name="ce14" table:formula="of:=[$dadosV1.$A77]" office:value-type="float" office:value="0.645889" calcext:value-type="float">
            <text:p>0.645889</text:p>
          </table:table-cell>
          <table:table-cell table:style-name="ce14" table:formula="of:=[$dadosV1.$A88]" office:value-type="float" office:value="0.650427" calcext:value-type="float">
            <text:p>0.650427</text:p>
          </table:table-cell>
          <table:table-cell table:number-columns-repeated="1015"/>
        </table:table-row>
        <table:table-row table:style-name="ro2">
          <table:table-cell/>
          <table:table-cell table:style-name="ce14" table:number-columns-repeated="8"/>
          <table:table-cell table:number-columns-repeated="1015"/>
        </table:table-row>
        <table:table-row table:style-name="ro2">
          <table:table-cell table:style-name="ce4"/>
          <table:table-cell table:style-name="ce15" office:value-type="string" calcext:value-type="string" table:number-columns-spanned="8" table:number-rows-spanned="1">
            <text:p>Tempo médio</text:p>
          </table:table-cell>
          <table:covered-table-cell table:number-columns-repeated="7" table:style-name="ce4"/>
          <table:table-cell table:style-name="ce11"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12" office:value-type="string" calcext:value-type="string">
            <text:p>tempo médio (ms)</text:p>
          </table:table-cell>
          <table:table-cell table:style-name="ce6" table:formula="of:=ROUND(SUM([.B5:.B14])*1000/10;2)" office:value-type="float" office:value="1241.72" calcext:value-type="float">
            <text:p>1241,72</text:p>
          </table:table-cell>
          <table:table-cell table:style-name="ce6" table:formula="of:=ROUND(SUM([.C5:.C14])*1000/10;2)" office:value-type="float" office:value="815.88" calcext:value-type="float">
            <text:p>815,88</text:p>
          </table:table-cell>
          <table:table-cell table:style-name="ce6" table:formula="of:=ROUND(SUM([.D5:.D14])*1000/10;2)" office:value-type="float" office:value="708.92" calcext:value-type="float">
            <text:p>708,92</text:p>
          </table:table-cell>
          <table:table-cell table:style-name="ce6" table:formula="of:=ROUND(SUM([.E5:.E14])*1000/10;2)" office:value-type="float" office:value="654.79" calcext:value-type="float">
            <text:p>654,79</text:p>
          </table:table-cell>
          <table:table-cell table:style-name="ce6" table:formula="of:=ROUND(SUM([.F5:.F14])*1000/10;2)" office:value-type="float" office:value="655.42" calcext:value-type="float">
            <text:p>655,42</text:p>
          </table:table-cell>
          <table:table-cell table:style-name="ce6" table:formula="of:=ROUND(SUM([.G5:.G14])*1000/10;2)" office:value-type="float" office:value="646.45" calcext:value-type="float">
            <text:p>646,45</text:p>
          </table:table-cell>
          <table:table-cell table:style-name="ce6" table:formula="of:=ROUND(SUM([.H5:.H14])*1000/10;2)" office:value-type="float" office:value="646.25" calcext:value-type="float">
            <text:p>646,25</text:p>
          </table:table-cell>
          <table:table-cell table:style-name="ce6" table:formula="of:=ROUND(SUM([.I5:.I14])*1000/10;2)" office:value-type="float" office:value="650.36" calcext:value-type="float">
            <text:p>650,36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ROUND([.$B18]/[.B18];2)" office:value-type="float" office:value="1" calcext:value-type="float">
            <text:p>1.00</text:p>
          </table:table-cell>
          <table:table-cell table:style-name="ce20" table:formula="of:=ROUND([.$B18]/[.C18];2)" office:value-type="float" office:value="1.52" calcext:value-type="float">
            <text:p>1,52</text:p>
          </table:table-cell>
          <table:table-cell table:style-name="ce20" table:formula="of:=ROUND([.$B18]/[.D18];2)" office:value-type="float" office:value="1.75" calcext:value-type="float">
            <text:p>1,75</text:p>
          </table:table-cell>
          <table:table-cell table:style-name="ce20" table:formula="of:=ROUND([.$B18]/[.E18];2)" office:value-type="float" office:value="1.9" calcext:value-type="float">
            <text:p>1,90</text:p>
          </table:table-cell>
          <table:table-cell table:style-name="ce20" table:formula="of:=ROUND([.$B18]/[.F18];2)" office:value-type="float" office:value="1.89" calcext:value-type="float">
            <text:p>1,89</text:p>
          </table:table-cell>
          <table:table-cell table:style-name="ce20" table:formula="of:=ROUND([.$B18]/[.G18];2)" office:value-type="float" office:value="1.92" calcext:value-type="float">
            <text:p>1,92</text:p>
          </table:table-cell>
          <table:table-cell table:style-name="ce20" table:formula="of:=ROUND([.$B18]/[.H18];2)" office:value-type="float" office:value="1.92" calcext:value-type="float">
            <text:p>1,92</text:p>
          </table:table-cell>
          <table:table-cell table:style-name="ce20" table:formula="of:=ROUND([.$B18]/[.I18];2)" office:value-type="float" office:value="1.91" calcext:value-type="float">
            <text:p>1,91</text:p>
          </table:table-cell>
          <table:table-cell table:number-columns-repeated="1015"/>
        </table:table-row>
        <table:table-row table:style-name="ro2" table:number-rows-repeated="21">
          <table:table-cell table:number-columns-repeated="1024"/>
        </table:table-row>
        <table:table-row table:style-name="ro2">
          <table:table-cell table:style-name="ce4"/>
          <table:table-cell table:style-name="ce15" office:value-type="string" calcext:value-type="string" table:number-columns-spanned="8" table:number-rows-spanned="1">
            <text:p>VAZAO MEDIA:</text:p>
          </table:table-cell>
          <table:covered-table-cell table:number-columns-repeated="7" table:style-name="ce4"/>
          <table:table-cell table:number-columns-repeated="1015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number-columns-repeated="1015"/>
        </table:table-row>
        <table:table-row table:style-name="ro5">
          <table:table-cell table:style-name="ce12" office:value-type="string" calcext:value-type="string">
            <text:p>vazao média (Mels/S)</text:p>
          </table:table-cell>
          <table:table-cell table:style-name="ce6" table:formula="of:=ROUND([.$I$2]/(([.B18]/1000)*1000*1000);0)" office:value-type="float" office:value="403" calcext:value-type="float">
            <text:p>403</text:p>
          </table:table-cell>
          <table:table-cell table:style-name="ce6" table:formula="of:=ROUND([.$I$2]/(([.C18]/1000)*1000*1000);0)" office:value-type="float" office:value="613" calcext:value-type="float">
            <text:p>613</text:p>
          </table:table-cell>
          <table:table-cell table:style-name="ce6" table:formula="of:=ROUND([.$I$2]/(([.D18]/1000)*1000*1000);0)" office:value-type="float" office:value="705" calcext:value-type="float">
            <text:p>705</text:p>
          </table:table-cell>
          <table:table-cell table:style-name="ce6" table:formula="of:=ROUND([.$I$2]/(([.E18]/1000)*1000*1000);0)" office:value-type="float" office:value="764" calcext:value-type="float">
            <text:p>764</text:p>
          </table:table-cell>
          <table:table-cell table:style-name="ce6" table:formula="of:=ROUND([.$I$2]/(([.F18]/1000)*1000*1000);0)" office:value-type="float" office:value="763" calcext:value-type="float">
            <text:p>763</text:p>
          </table:table-cell>
          <table:table-cell table:style-name="ce6" table:formula="of:=ROUND([.$I$2]/(([.G18]/1000)*1000*1000);0)" office:value-type="float" office:value="773" calcext:value-type="float">
            <text:p>773</text:p>
          </table:table-cell>
          <table:table-cell table:style-name="ce6" table:formula="of:=ROUND([.$I$2]/(([.H18]/1000)*1000*1000);0)" office:value-type="float" office:value="774" calcext:value-type="float">
            <text:p>774</text:p>
          </table:table-cell>
          <table:table-cell table:style-name="ce6" table:formula="of:=ROUND([.$I$2]/(([.I18]/1000)*1000*1000);0)" office:value-type="float" office:value="769" calcext:value-type="float">
            <text:p>769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Aceleraçao</text:p>
          </table:table-cell>
          <table:table-cell table:style-name="ce17" table:formula="of:=[.B19]" office:value-type="float" office:value="1" calcext:value-type="float">
            <text:p>1.00</text:p>
          </table:table-cell>
          <table:table-cell table:style-name="ce17" table:formula="of:=[.C19]" office:value-type="float" office:value="1.52" calcext:value-type="float">
            <text:p>1.52</text:p>
          </table:table-cell>
          <table:table-cell table:style-name="ce17" table:formula="of:=[.D19]" office:value-type="float" office:value="1.75" calcext:value-type="float">
            <text:p>1.75</text:p>
          </table:table-cell>
          <table:table-cell table:style-name="ce17" table:formula="of:=[.E19]" office:value-type="float" office:value="1.9" calcext:value-type="float">
            <text:p>1.90</text:p>
          </table:table-cell>
          <table:table-cell table:style-name="ce17" table:formula="of:=[.F19]" office:value-type="float" office:value="1.89" calcext:value-type="float">
            <text:p>1.89</text:p>
          </table:table-cell>
          <table:table-cell table:style-name="ce17" table:formula="of:=[.G19]" office:value-type="float" office:value="1.92" calcext:value-type="float">
            <text:p>1.92</text:p>
          </table:table-cell>
          <table:table-cell table:style-name="ce17" table:formula="of:=[.H19]" office:value-type="float" office:value="1.92" calcext:value-type="float">
            <text:p>1.92</text:p>
          </table:table-cell>
          <table:table-cell table:style-name="ce17" table:formula="of:=[.I19]" office:value-type="float" office:value="1.91" calcext:value-type="float">
            <text:p>1.91</text:p>
          </table:table-cell>
          <table:table-cell table:number-columns-repeated="1015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adosV1" table:style-name="ta1">
        <table:table-column table:style-name="co3" table:number-columns-repeated="5" table:default-cell-style-name="Default"/>
        <table:table-row table:style-name="ro2">
          <table:table-cell office:value-type="string" calcext:value-type="string">
            <text:p>\\\\\\\\\\\\\\\\\\\\\\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1.24117" calcext:value-type="float">
            <text:p>1,24117</text:p>
          </table:table-cell>
          <table:table-cell table:number-columns-repeated="4"/>
        </table:table-row>
        <table:table-row table:style-name="ro2">
          <table:table-cell office:value-type="float" office:value="1.240456" calcext:value-type="float">
            <text:p>1,240456</text:p>
          </table:table-cell>
          <table:table-cell table:number-columns-repeated="4"/>
        </table:table-row>
        <table:table-row table:style-name="ro2">
          <table:table-cell office:value-type="float" office:value="1.242517" calcext:value-type="float">
            <text:p>1,242517</text:p>
          </table:table-cell>
          <table:table-cell table:number-columns-repeated="4"/>
        </table:table-row>
        <table:table-row table:style-name="ro2">
          <table:table-cell office:value-type="float" office:value="1.244572" calcext:value-type="float">
            <text:p>1,244572</text:p>
          </table:table-cell>
          <table:table-cell table:number-columns-repeated="4"/>
        </table:table-row>
        <table:table-row table:style-name="ro2">
          <table:table-cell office:value-type="float" office:value="1.243254" calcext:value-type="float">
            <text:p>1,243254</text:p>
          </table:table-cell>
          <table:table-cell table:number-columns-repeated="4"/>
        </table:table-row>
        <table:table-row table:style-name="ro2">
          <table:table-cell table:style-name="ce34" office:value-type="float" office:value="1.23758" calcext:value-type="float">
            <text:p>1,24</text:p>
          </table:table-cell>
          <table:table-cell table:number-columns-repeated="4"/>
        </table:table-row>
        <table:table-row table:style-name="ro2">
          <table:table-cell office:value-type="float" office:value="1.246809" calcext:value-type="float">
            <text:p>1,246809</text:p>
          </table:table-cell>
          <table:table-cell table:number-columns-repeated="4"/>
        </table:table-row>
        <table:table-row table:style-name="ro2">
          <table:table-cell office:value-type="float" office:value="1.240291" calcext:value-type="float">
            <text:p>1,240291</text:p>
          </table:table-cell>
          <table:table-cell table:number-columns-repeated="4"/>
        </table:table-row>
        <table:table-row table:style-name="ro2">
          <table:table-cell office:value-type="float" office:value="1.24083" calcext:value-type="float">
            <text:p>1,24083</text:p>
          </table:table-cell>
          <table:table-cell table:number-columns-repeated="4"/>
        </table:table-row>
        <table:table-row table:style-name="ro2">
          <table:table-cell office:value-type="float" office:value="1.239683" calcext:value-type="float">
            <text:p>1,2396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813518" calcext:value-type="float">
            <text:p>0,813518</text:p>
          </table:table-cell>
          <table:table-cell table:number-columns-repeated="4"/>
        </table:table-row>
        <table:table-row table:style-name="ro2">
          <table:table-cell office:value-type="float" office:value="0.816326" calcext:value-type="float">
            <text:p>0,816326</text:p>
          </table:table-cell>
          <table:table-cell table:number-columns-repeated="4"/>
        </table:table-row>
        <table:table-row table:style-name="ro2">
          <table:table-cell office:value-type="float" office:value="0.821015" calcext:value-type="float">
            <text:p>0,821015</text:p>
          </table:table-cell>
          <table:table-cell table:number-columns-repeated="4"/>
        </table:table-row>
        <table:table-row table:style-name="ro2">
          <table:table-cell office:value-type="float" office:value="0.816081" calcext:value-type="float">
            <text:p>0,816081</text:p>
          </table:table-cell>
          <table:table-cell table:number-columns-repeated="4"/>
        </table:table-row>
        <table:table-row table:style-name="ro2">
          <table:table-cell office:value-type="float" office:value="0.819892" calcext:value-type="float">
            <text:p>0,819892</text:p>
          </table:table-cell>
          <table:table-cell table:number-columns-repeated="4"/>
        </table:table-row>
        <table:table-row table:style-name="ro2">
          <table:table-cell office:value-type="float" office:value="0.815997" calcext:value-type="float">
            <text:p>0,815997</text:p>
          </table:table-cell>
          <table:table-cell office:value-type="string" calcext:value-type="string">
            <text:p>\\\\</text:p>
          </table:table-cell>
          <table:table-cell table:number-columns-repeated="3"/>
        </table:table-row>
        <table:table-row table:style-name="ro2">
          <table:table-cell office:value-type="float" office:value="0.818361" calcext:value-type="float">
            <text:p>0,818361</text:p>
          </table:table-cell>
          <table:table-cell table:number-columns-repeated="4"/>
        </table:table-row>
        <table:table-row table:style-name="ro2">
          <table:table-cell office:value-type="float" office:value="0.813247" calcext:value-type="float">
            <text:p>0,813247</text:p>
          </table:table-cell>
          <table:table-cell table:number-columns-repeated="4"/>
        </table:table-row>
        <table:table-row table:style-name="ro2">
          <table:table-cell office:value-type="float" office:value="0.816333" calcext:value-type="float">
            <text:p>0,816333</text:p>
          </table:table-cell>
          <table:table-cell table:number-columns-repeated="4"/>
        </table:table-row>
        <table:table-row table:style-name="ro2">
          <table:table-cell office:value-type="float" office:value="0.808033" calcext:value-type="float">
            <text:p>0,80803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711085" calcext:value-type="float">
            <text:p>0,711085</text:p>
          </table:table-cell>
          <table:table-cell table:number-columns-repeated="4"/>
        </table:table-row>
        <table:table-row table:style-name="ro2">
          <table:table-cell office:value-type="float" office:value="0.708629" calcext:value-type="float">
            <text:p>0,708629</text:p>
          </table:table-cell>
          <table:table-cell table:style-name="ce34" table:formula="of:=SUM([.A23:.A32])" office:value-type="float" office:value="6.376981" calcext:value-type="float">
            <text:p>6,38</text:p>
          </table:table-cell>
          <table:table-cell table:number-columns-repeated="3"/>
        </table:table-row>
        <table:table-row table:style-name="ro2">
          <table:table-cell office:value-type="float" office:value="0.711591" calcext:value-type="float">
            <text:p>0,711591</text:p>
          </table:table-cell>
          <table:table-cell table:number-columns-repeated="4"/>
        </table:table-row>
        <table:table-row table:style-name="ro2">
          <table:table-cell office:value-type="float" office:value="0.7084" calcext:value-type="float">
            <text:p>0,7084</text:p>
          </table:table-cell>
          <table:table-cell table:number-columns-repeated="4"/>
        </table:table-row>
        <table:table-row table:style-name="ro2">
          <table:table-cell office:value-type="float" office:value="0.706941" calcext:value-type="float">
            <text:p>0,706941</text:p>
          </table:table-cell>
          <table:table-cell table:number-columns-repeated="4"/>
        </table:table-row>
        <table:table-row table:style-name="ro2">
          <table:table-cell office:value-type="float" office:value="0.708966" calcext:value-type="float">
            <text:p>0,708966</text:p>
          </table:table-cell>
          <table:table-cell table:number-columns-repeated="4"/>
        </table:table-row>
        <table:table-row table:style-name="ro2">
          <table:table-cell office:value-type="float" office:value="0.709845" calcext:value-type="float">
            <text:p>0,709845</text:p>
          </table:table-cell>
          <table:table-cell table:number-columns-repeated="4"/>
        </table:table-row>
        <table:table-row table:style-name="ro2">
          <table:table-cell office:value-type="float" office:value="0.706429" calcext:value-type="float">
            <text:p>0,706429</text:p>
          </table:table-cell>
          <table:table-cell table:number-columns-repeated="4"/>
        </table:table-row>
        <table:table-row table:style-name="ro2">
          <table:table-cell office:value-type="float" office:value="0.705095" calcext:value-type="float">
            <text:p>0,705095</text:p>
          </table:table-cell>
          <table:table-cell table:number-columns-repeated="4"/>
        </table:table-row>
        <table:table-row table:style-name="ro2">
          <table:table-cell office:value-type="float" office:value="0.712204" calcext:value-type="float">
            <text:p>0,71220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1615" calcext:value-type="float">
            <text:p>0,651615</text:p>
          </table:table-cell>
          <table:table-cell table:number-columns-repeated="4"/>
        </table:table-row>
        <table:table-row table:style-name="ro2">
          <table:table-cell office:value-type="float" office:value="0.655305" calcext:value-type="float">
            <text:p>0,655305</text:p>
          </table:table-cell>
          <table:table-cell table:number-columns-repeated="4"/>
        </table:table-row>
        <table:table-row table:style-name="ro2">
          <table:table-cell office:value-type="float" office:value="0.656386" calcext:value-type="float">
            <text:p>0,656386</text:p>
          </table:table-cell>
          <table:table-cell table:number-columns-repeated="4"/>
        </table:table-row>
        <table:table-row table:style-name="ro2">
          <table:table-cell office:value-type="float" office:value="0.653174" calcext:value-type="float">
            <text:p>0,653174</text:p>
          </table:table-cell>
          <table:table-cell table:number-columns-repeated="4"/>
        </table:table-row>
        <table:table-row table:style-name="ro2">
          <table:table-cell office:value-type="float" office:value="0.658151" calcext:value-type="float">
            <text:p>0,658151</text:p>
          </table:table-cell>
          <table:table-cell table:number-columns-repeated="4"/>
        </table:table-row>
        <table:table-row table:style-name="ro2">
          <table:table-cell office:value-type="float" office:value="0.65539" calcext:value-type="float">
            <text:p>0,65539</text:p>
          </table:table-cell>
          <table:table-cell table:number-columns-repeated="4"/>
        </table:table-row>
        <table:table-row table:style-name="ro2">
          <table:table-cell office:value-type="float" office:value="0.652613" calcext:value-type="float">
            <text:p>0,652613</text:p>
          </table:table-cell>
          <table:table-cell table:number-columns-repeated="4"/>
        </table:table-row>
        <table:table-row table:style-name="ro2">
          <table:table-cell office:value-type="float" office:value="0.656401" calcext:value-type="float">
            <text:p>0,656401</text:p>
          </table:table-cell>
          <table:table-cell table:number-columns-repeated="4"/>
        </table:table-row>
        <table:table-row table:style-name="ro2">
          <table:table-cell office:value-type="float" office:value="0.655282" calcext:value-type="float">
            <text:p>0,655282</text:p>
          </table:table-cell>
          <table:table-cell table:number-columns-repeated="4"/>
        </table:table-row>
        <table:table-row table:style-name="ro2">
          <table:table-cell office:value-type="float" office:value="0.653611" calcext:value-type="float">
            <text:p>0,65361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6744" calcext:value-type="float">
            <text:p>0,656744</text:p>
          </table:table-cell>
          <table:table-cell table:number-columns-repeated="4"/>
        </table:table-row>
        <table:table-row table:style-name="ro2">
          <table:table-cell office:value-type="float" office:value="0.654861" calcext:value-type="float">
            <text:p>0,654861</text:p>
          </table:table-cell>
          <table:table-cell table:number-columns-repeated="4"/>
        </table:table-row>
        <table:table-row table:style-name="ro2">
          <table:table-cell office:value-type="float" office:value="0.653428" calcext:value-type="float">
            <text:p>0,653428</text:p>
          </table:table-cell>
          <table:table-cell table:number-columns-repeated="4"/>
        </table:table-row>
        <table:table-row table:style-name="ro2">
          <table:table-cell office:value-type="float" office:value="0.655839" calcext:value-type="float">
            <text:p>0,655839</text:p>
          </table:table-cell>
          <table:table-cell table:number-columns-repeated="4"/>
        </table:table-row>
        <table:table-row table:style-name="ro2">
          <table:table-cell office:value-type="float" office:value="0.655507" calcext:value-type="float">
            <text:p>0,655507</text:p>
          </table:table-cell>
          <table:table-cell table:number-columns-repeated="4"/>
        </table:table-row>
        <table:table-row table:style-name="ro2">
          <table:table-cell office:value-type="float" office:value="0.654038" calcext:value-type="float">
            <text:p>0,654038</text:p>
          </table:table-cell>
          <table:table-cell table:number-columns-repeated="4"/>
        </table:table-row>
        <table:table-row table:style-name="ro2">
          <table:table-cell office:value-type="float" office:value="0.656187" calcext:value-type="float">
            <text:p>0,656187</text:p>
          </table:table-cell>
          <table:table-cell table:number-columns-repeated="4"/>
        </table:table-row>
        <table:table-row table:style-name="ro2">
          <table:table-cell office:value-type="float" office:value="0.655681" calcext:value-type="float">
            <text:p>0,655681</text:p>
          </table:table-cell>
          <table:table-cell table:number-columns-repeated="4"/>
        </table:table-row>
        <table:table-row table:style-name="ro2">
          <table:table-cell office:value-type="float" office:value="0.654766" calcext:value-type="float">
            <text:p>0,654766</text:p>
          </table:table-cell>
          <table:table-cell table:number-columns-repeated="4"/>
        </table:table-row>
        <table:table-row table:style-name="ro2">
          <table:table-cell office:value-type="float" office:value="0.657162" calcext:value-type="float">
            <text:p>0,65716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50794" calcext:value-type="float">
            <text:p>0,650794</text:p>
          </table:table-cell>
          <table:table-cell table:number-columns-repeated="4"/>
        </table:table-row>
        <table:table-row table:style-name="ro2">
          <table:table-cell office:value-type="float" office:value="0.643143" calcext:value-type="float">
            <text:p>0,643143</text:p>
          </table:table-cell>
          <table:table-cell table:number-columns-repeated="4"/>
        </table:table-row>
        <table:table-row table:style-name="ro2">
          <table:table-cell office:value-type="float" office:value="0.645468" calcext:value-type="float">
            <text:p>0,645468</text:p>
          </table:table-cell>
          <table:table-cell table:number-columns-repeated="4"/>
        </table:table-row>
        <table:table-row table:style-name="ro2">
          <table:table-cell office:value-type="float" office:value="0.651064" calcext:value-type="float">
            <text:p>0,651064</text:p>
          </table:table-cell>
          <table:table-cell table:number-columns-repeated="4"/>
        </table:table-row>
        <table:table-row table:style-name="ro2">
          <table:table-cell office:value-type="float" office:value="0.643592" calcext:value-type="float">
            <text:p>0,643592</text:p>
          </table:table-cell>
          <table:table-cell table:number-columns-repeated="4"/>
        </table:table-row>
        <table:table-row table:style-name="ro2">
          <table:table-cell office:value-type="float" office:value="0.646883" calcext:value-type="float">
            <text:p>0,646883</text:p>
          </table:table-cell>
          <table:table-cell table:number-columns-repeated="4"/>
        </table:table-row>
        <table:table-row table:style-name="ro2">
          <table:table-cell office:value-type="float" office:value="0.645205" calcext:value-type="float">
            <text:p>0,645205</text:p>
          </table:table-cell>
          <table:table-cell table:number-columns-repeated="4"/>
        </table:table-row>
        <table:table-row table:style-name="ro2">
          <table:table-cell office:value-type="float" office:value="0.643541" calcext:value-type="float">
            <text:p>0,643541</text:p>
          </table:table-cell>
          <table:table-cell table:number-columns-repeated="4"/>
        </table:table-row>
        <table:table-row table:style-name="ro2">
          <table:table-cell office:value-type="float" office:value="0.645467" calcext:value-type="float">
            <text:p>0,645467</text:p>
          </table:table-cell>
          <table:table-cell table:number-columns-repeated="4"/>
        </table:table-row>
        <table:table-row table:style-name="ro2">
          <table:table-cell office:value-type="float" office:value="0.649364" calcext:value-type="float">
            <text:p>0,64936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443" calcext:value-type="float">
            <text:p>0,64443</text:p>
          </table:table-cell>
          <table:table-cell table:number-columns-repeated="4"/>
        </table:table-row>
        <table:table-row table:style-name="ro2">
          <table:table-cell office:value-type="float" office:value="0.645907" calcext:value-type="float">
            <text:p>0,645907</text:p>
          </table:table-cell>
          <table:table-cell table:number-columns-repeated="4"/>
        </table:table-row>
        <table:table-row table:style-name="ro2">
          <table:table-cell office:value-type="float" office:value="0.647121" calcext:value-type="float">
            <text:p>0,647121</text:p>
          </table:table-cell>
          <table:table-cell table:number-columns-repeated="4"/>
        </table:table-row>
        <table:table-row table:style-name="ro2">
          <table:table-cell office:value-type="float" office:value="0.644712" calcext:value-type="float">
            <text:p>0,644712</text:p>
          </table:table-cell>
          <table:table-cell table:number-columns-repeated="4"/>
        </table:table-row>
        <table:table-row table:style-name="ro2">
          <table:table-cell office:value-type="float" office:value="0.649424" calcext:value-type="float">
            <text:p>0,649424</text:p>
          </table:table-cell>
          <table:table-cell table:number-columns-repeated="4"/>
        </table:table-row>
        <table:table-row table:style-name="ro2">
          <table:table-cell office:value-type="float" office:value="0.645687" calcext:value-type="float">
            <text:p>0,645687</text:p>
          </table:table-cell>
          <table:table-cell table:number-columns-repeated="4"/>
        </table:table-row>
        <table:table-row table:style-name="ro2">
          <table:table-cell office:value-type="float" office:value="0.644402" calcext:value-type="float">
            <text:p>0,644402</text:p>
          </table:table-cell>
          <table:table-cell table:number-columns-repeated="4"/>
        </table:table-row>
        <table:table-row table:style-name="ro2">
          <table:table-cell office:value-type="float" office:value="0.647444" calcext:value-type="float">
            <text:p>0,647444</text:p>
          </table:table-cell>
          <table:table-cell table:number-columns-repeated="4"/>
        </table:table-row>
        <table:table-row table:style-name="ro2">
          <table:table-cell office:value-type="float" office:value="0.647512" calcext:value-type="float">
            <text:p>0,647512</text:p>
          </table:table-cell>
          <table:table-cell table:number-columns-repeated="4"/>
        </table:table-row>
        <table:table-row table:style-name="ro2">
          <table:table-cell office:value-type="float" office:value="0.645889" calcext:value-type="float">
            <text:p>0,64588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Executando 10 vezes com </text:p>
          </table:table-cell>
          <table:table-cell office:value-type="float" office:value="500000000" calcext:value-type="float">
            <text:p>500000000</text:p>
          </table:table-cell>
          <table:table-cell office:value-type="string" calcext:value-type="string">
            <text:p><text:s/>elementos e 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hreads:</text:p>
          </table:table-cell>
        </table:table-row>
        <table:table-row table:style-name="ro2">
          <table:table-cell office:value-type="float" office:value="0.649935" calcext:value-type="float">
            <text:p>0,649935</text:p>
          </table:table-cell>
          <table:table-cell table:number-columns-repeated="4"/>
        </table:table-row>
        <table:table-row table:style-name="ro2">
          <table:table-cell office:value-type="float" office:value="0.650282" calcext:value-type="float">
            <text:p>0,650282</text:p>
          </table:table-cell>
          <table:table-cell table:number-columns-repeated="4"/>
        </table:table-row>
        <table:table-row table:style-name="ro2">
          <table:table-cell office:value-type="float" office:value="0.648268" calcext:value-type="float">
            <text:p>0,648268</text:p>
          </table:table-cell>
          <table:table-cell table:number-columns-repeated="4"/>
        </table:table-row>
        <table:table-row table:style-name="ro2">
          <table:table-cell office:value-type="float" office:value="0.65406" calcext:value-type="float">
            <text:p>0,65406</text:p>
          </table:table-cell>
          <table:table-cell table:number-columns-repeated="4"/>
        </table:table-row>
        <table:table-row table:style-name="ro2">
          <table:table-cell office:value-type="float" office:value="0.651792" calcext:value-type="float">
            <text:p>0,651792</text:p>
          </table:table-cell>
          <table:table-cell table:number-columns-repeated="4"/>
        </table:table-row>
        <table:table-row table:style-name="ro2">
          <table:table-cell office:value-type="float" office:value="0.647704" calcext:value-type="float">
            <text:p>0,647704</text:p>
          </table:table-cell>
          <table:table-cell table:number-columns-repeated="4"/>
        </table:table-row>
        <table:table-row table:style-name="ro2">
          <table:table-cell office:value-type="float" office:value="0.651828" calcext:value-type="float">
            <text:p>0,651828</text:p>
          </table:table-cell>
          <table:table-cell table:number-columns-repeated="4"/>
        </table:table-row>
        <table:table-row table:style-name="ro2">
          <table:table-cell office:value-type="float" office:value="0.651198" calcext:value-type="float">
            <text:p>0,651198</text:p>
          </table:table-cell>
          <table:table-cell table:number-columns-repeated="4"/>
        </table:table-row>
        <table:table-row table:style-name="ro2">
          <table:table-cell office:value-type="float" office:value="0.648143" calcext:value-type="float">
            <text:p>0,648143</text:p>
          </table:table-cell>
          <table:table-cell table:number-columns-repeated="4"/>
        </table:table-row>
        <table:table-row table:style-name="ro2">
          <table:table-cell office:value-type="float" office:value="0.650427" calcext:value-type="float">
            <text:p>0,6504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wagner@b9s:~/aa-pp22/Prefix-Sum/prefixSumPth-wz$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AGE: ./run.sh &lt;nElements&gt;</text:p>
          </table:table-cell>
          <table:table-cell table:number-columns-repeated="4"/>
        </table:table-row>
      </table:table>
      <table:table table:name="compara-v1-e-v2" table:style-name="ta1">
        <table:shapes>
          <draw:frame draw:z-index="0" draw:style-name="gr1" draw:text-style-name="P1" svg:width="10.795cm" svg:height="8.996cm" svg:x="2.259cm" svg:y="3.512cm">
            <draw:object draw:notify-on-update-of-ranges="'compara-v1-e-v2'.B2:'compara-v1-e-v2'.I2 'compara-v1-e-v2'.A3:'compara-v1-e-v2'.A3 'compara-v1-e-v2'.B3:'compara-v1-e-v2'.I3 'compara-v1-e-v2'.A4:'compara-v1-e-v2'.A4 'compara-v1-e-v2'.B4:'compara-v1-e-v2'.I4 'compara-v1-e-v2'.A5:'compara-v1-e-v2'.A5 'compara-v1-e-v2'.B5:'compara-v1-e-v2'.I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custom-shape draw:z-index="1" draw:style-name="gr2" draw:text-style-name="P3" svg:width="5.388cm" svg:height="0.757cm" svg:x="4.297cm" svg:y="5.828cm">
            <text:p text:style-name="P2"><text:span text:style-name="T1">OBS: note que a aceleração é</text:span></text:p>
            <text:p text:style-name="P2"><text:span text:style-name="T1"><text:s/></text:span><text:span text:style-name="T1">entre <text:s/>duas versões paralelas</text:span></text:p>
            <draw:enhanced-geometry svg:viewBox="0 0 21600 21600" draw:type="rectangle" draw:enhanced-path="M 0 0 L 21600 0 21600 21600 0 21600 0 0 Z N"/>
          </draw:custom-shape>
          <draw:custom-shape draw:z-index="2" draw:style-name="gr3" draw:text-style-name="P3" svg:width="5.543cm" svg:height="0.388cm" svg:x="4.438cm" svg:y="10.408cm">
            <text:p text:style-name="P2"><text:span text:style-name="T1">A versão 2 é até 61% mais rápida que a versão 1</text:span></text:p>
            <draw:enhanced-geometry svg:viewBox="0 0 21600 21600" draw:type="rectangle" draw:enhanced-path="M 0 0 L 21600 0 21600 21600 0 21600 0 0 Z N"/>
          </draw:custom-shape>
        </table:shapes>
        <table:table-column table:style-name="co6" table:default-cell-style-name="ce30"/>
        <table:table-column table:style-name="co7" table:default-cell-style-name="ce15"/>
        <table:table-column table:style-name="co8" table:number-columns-repeated="7" table:default-cell-style-name="ce4"/>
        <table:table-row table:style-name="ro2">
          <table:table-cell table:style-name="ce4"/>
          <table:table-cell office:value-type="string" calcext:value-type="string" table:number-columns-spanned="8" table:number-rows-spanned="1">
            <text:p>Tempo médio</text:p>
          </table:table-cell>
          <table:covered-table-cell table:number-columns-repeated="7"/>
        </table:table-row>
        <table:table-row table:style-name="ro2">
          <table:table-cell table:style-name="ce6" office:value-type="string" calcext:value-type="string">
            <text:p>threads</text:p>
          </table:table-cell>
          <table:table-cell table:style-name="ce1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tempo médio V1 (ms)</text:p>
          </table:table-cell>
          <table:table-cell table:style-name="ce31" table:formula="of:=[$'tempo-e-vazaoV1'.B18]" office:value-type="float" office:value="1241.72" calcext:value-type="float">
            <text:p>1241,72</text:p>
          </table:table-cell>
          <table:table-cell table:style-name="ce31" table:formula="of:=[$'tempo-e-vazaoV1'.C18]" office:value-type="float" office:value="815.88" calcext:value-type="float">
            <text:p>815,88</text:p>
          </table:table-cell>
          <table:table-cell table:style-name="ce31" table:formula="of:=[$'tempo-e-vazaoV1'.D18]" office:value-type="float" office:value="708.92" calcext:value-type="float">
            <text:p>708,92</text:p>
          </table:table-cell>
          <table:table-cell table:style-name="ce31" table:formula="of:=[$'tempo-e-vazaoV1'.E18]" office:value-type="float" office:value="654.79" calcext:value-type="float">
            <text:p>654,79</text:p>
          </table:table-cell>
          <table:table-cell table:style-name="ce31" table:formula="of:=[$'tempo-e-vazaoV1'.F18]" office:value-type="float" office:value="655.42" calcext:value-type="float">
            <text:p>655,42</text:p>
          </table:table-cell>
          <table:table-cell table:style-name="ce31" table:formula="of:=[$'tempo-e-vazaoV1'.G18]" office:value-type="float" office:value="646.45" calcext:value-type="float">
            <text:p>646,45</text:p>
          </table:table-cell>
          <table:table-cell table:style-name="ce31" table:formula="of:=[$'tempo-e-vazaoV1'.H18]" office:value-type="float" office:value="646.25" calcext:value-type="float">
            <text:p>646,25</text:p>
          </table:table-cell>
          <table:table-cell table:style-name="ce31" table:formula="of:=[$'tempo-e-vazaoV1'.I18]" office:value-type="float" office:value="650.36" calcext:value-type="float">
            <text:p>650,36</text:p>
          </table:table-cell>
        </table:table-row>
        <table:table-row table:style-name="ro2">
          <table:table-cell office:value-type="string" calcext:value-type="string">
            <text:p>tempo médio V2 (ms)</text:p>
          </table:table-cell>
          <table:table-cell table:style-name="ce32" table:formula="of:=[$'tempo-e-vazaoV2'.B18]" office:value-type="float" office:value="0" calcext:value-type="float">
            <text:p>0,00</text:p>
          </table:table-cell>
          <table:table-cell table:style-name="ce32" table:formula="of:=[$'tempo-e-vazaoV2'.C18]" office:value-type="float" office:value="0" calcext:value-type="float">
            <text:p>0,00</text:p>
          </table:table-cell>
          <table:table-cell table:style-name="ce32" table:formula="of:=[$'tempo-e-vazaoV2'.D18]" office:value-type="float" office:value="0" calcext:value-type="float">
            <text:p>0,00</text:p>
          </table:table-cell>
          <table:table-cell table:style-name="ce32" table:formula="of:=[$'tempo-e-vazaoV2'.E18]" office:value-type="float" office:value="0" calcext:value-type="float">
            <text:p>0,00</text:p>
          </table:table-cell>
          <table:table-cell table:style-name="ce32" table:formula="of:=[$'tempo-e-vazaoV2'.F18]" office:value-type="float" office:value="0" calcext:value-type="float">
            <text:p>0,00</text:p>
          </table:table-cell>
          <table:table-cell table:style-name="ce32" table:formula="of:=[$'tempo-e-vazaoV2'.G18]" office:value-type="float" office:value="0" calcext:value-type="float">
            <text:p>0,00</text:p>
          </table:table-cell>
          <table:table-cell table:style-name="ce32" table:formula="of:=[$'tempo-e-vazaoV2'.H18]" office:value-type="float" office:value="0" calcext:value-type="float">
            <text:p>0,00</text:p>
          </table:table-cell>
          <table:table-cell table:style-name="ce32" table:formula="of:=[$'tempo-e-vazaoV2'.I18]" office:value-type="float" office:value="0" calcext:value-type="float">
            <text:p>0,00</text:p>
          </table:table-cell>
        </table:table-row>
        <table:table-row table:style-name="ro2">
          <table:table-cell table:style-name="ce31" office:value-type="string" calcext:value-type="string">
            <text:p>Aceleraçao v2 sobre V1</text:p>
          </table:table-cell>
          <table:table-cell table:style-name="ce33" table:formula="of:=ROUND([.B3]/[.B4];2)" office:value-type="string" office:string-value="" calcext:value-type="error">
            <text:p>#DIV/0!</text:p>
          </table:table-cell>
          <table:table-cell table:style-name="ce33" table:formula="of:=ROUND([.C3]/[.C4];2)" office:value-type="string" office:string-value="" calcext:value-type="error">
            <text:p>#DIV/0!</text:p>
          </table:table-cell>
          <table:table-cell table:style-name="ce33" table:formula="of:=ROUND([.D3]/[.D4];2)" office:value-type="string" office:string-value="" calcext:value-type="error">
            <text:p>#DIV/0!</text:p>
          </table:table-cell>
          <table:table-cell table:style-name="ce33" table:formula="of:=ROUND([.E3]/[.E4];2)" office:value-type="string" office:string-value="" calcext:value-type="error">
            <text:p>#DIV/0!</text:p>
          </table:table-cell>
          <table:table-cell table:style-name="ce33" table:formula="of:=ROUND([.F3]/[.F4];2)" office:value-type="string" office:string-value="" calcext:value-type="error">
            <text:p>#DIV/0!</text:p>
          </table:table-cell>
          <table:table-cell table:style-name="ce33" table:formula="of:=ROUND([.G3]/[.G4];2)" office:value-type="string" office:string-value="" calcext:value-type="error">
            <text:p>#DIV/0!</text:p>
          </table:table-cell>
          <table:table-cell table:style-name="ce33" table:formula="of:=ROUND([.H3]/[.H4];2)" office:value-type="string" office:string-value="" calcext:value-type="error">
            <text:p>#DIV/0!</text:p>
          </table:table-cell>
          <table:table-cell table:style-name="ce33" table:formula="of:=ROUND([.I3]/[.I4];2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Marathi" svg:font-family="'Lohit Marath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">
      <number:number number:decimal-places="3" number:min-decimal-places="3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6" number:language="en" number:country="US">
      <number:number number:decimal-places="6" number:min-decimal-places="6" number:min-integer-digits="1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18:05:37.1837656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2-12-12T18:55:02.763206101</dc:date>
    <meta:editing-duration>PT10H20M46S</meta:editing-duration>
    <meta:editing-cycles>38</meta:editing-cycles>
    <meta:document-statistic meta:table-count="5" meta:cell-count="579" meta:object-count="7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2000" chart:interval-major="100" chart:interval-minor-divisor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5.066cm" svg:y="4.601cm" style:legend-expansion="custom" svg:width="4.604cm" svg:height="1.587cm" style:legend-expansion-aspect-ratio="2.90107120352867" chart:style-name="ch4"/>
        <chart:plot-area chart:style-name="ch5" table:cell-range-address="'tempo-e-vazaoV2'.B42:'tempo-e-vazaoV2'.I44 'tempo-e-vazaoV2'.A43:'tempo-e-vazaoV2'.A44" chart:data-source-has-labels="both" svg:x="0.69cm" svg:y="1.801cm" svg:width="9.871cm" svg:height="6.357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893cm" svg:y="8.338cm" chart:style-name="ch7">
              <text:p>n threads</text:p>
            </chart:title>
            <chart:categories table:cell-range-address="'tempo-e-vazaoV2'.B42:'tempo-e-vazaoV2'.I42"/>
          </chart:axis>
          <chart:axis chart:dimension="y" chart:name="primary-y" chart:style-name="ch8">
            <chart:title svg:x="0.014cm" svg:y="6.646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43:'tempo-e-vazaoV2'.I43" chart:label-cell-address="'tempo-e-vazaoV2'.A43:'tempo-e-vazaoV2'.A43" chart:class="chart:line">
            <chart:data-point chart:repeated="8"/>
          </chart:series>
          <chart:series chart:attached-axis="secondary-y" chart:style-name="ch13" chart:values-cell-range-address="'tempo-e-vazaoV2'.B44:'tempo-e-vazaoV2'.I44" chart:label-cell-address="'tempo-e-vazaoV2'.A44:'tempo-e-vazaoV2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42:'tempo-e-vazaoV2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2'.A43:'tempo-e-vazaoV2'.A43</svg:desc>
                </draw:g>
              </table:table-cell>
              <table:table-cell office:value-type="float" office:value="NaN">
                <text:p>NaN</text:p>
                <draw:g>
                  <svg:desc>'tempo-e-vazaoV2'.B43:'tempo-e-vazaoV2'.I43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44:'tempo-e-vazaoV2'.A44</svg:desc>
                </draw:g>
              </table:table-cell>
              <table:table-cell office:value-type="float" office:value="NaN">
                <text:p>NaN</text:p>
                <draw:g>
                  <svg:desc>'tempo-e-vazaoV2'.B44:'tempo-e-vazaoV2'.I44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3.5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7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1'.B17:'tempo-e-vazaoV1'.I19 'tempo-e-vazaoV1'.A18:'tempo-e-vazaoV1'.A19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tempo-e-vazaoV1'.B17:'tempo-e-vazaoV1'.I17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18:'tempo-e-vazaoV1'.I18" chart:label-cell-address="'tempo-e-vazaoV1'.A18:'tempo-e-vazaoV1'.A18" chart:class="chart:line">
            <chart:data-point chart:repeated="8"/>
          </chart:series>
          <chart:series chart:attached-axis="secondary-y" chart:style-name="ch13" chart:values-cell-range-address="'tempo-e-vazaoV1'.B19:'tempo-e-vazaoV1'.I19" chart:label-cell-address="'tempo-e-vazaoV1'.A19:'tempo-e-vazaoV1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17:'tempo-e-vazaoV1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1'.A18:'tempo-e-vazaoV1'.A18</svg:desc>
                </draw:g>
              </table:table-cell>
              <table:table-cell office:value-type="float" office:value="1241.72">
                <text:p>1241.72</text:p>
                <draw:g>
                  <svg:desc>'tempo-e-vazaoV1'.B18:'tempo-e-vazaoV1'.I18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19:'tempo-e-vazaoV1'.A19</svg:desc>
                </draw:g>
              </table:table-cell>
              <table:table-cell office:value-type="float" office:value="1">
                <text:p>1</text:p>
                <draw:g>
                  <svg:desc>'tempo-e-vazaoV1'.B19:'tempo-e-vazaoV1'.I19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0002" number:language="en" number:country="US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inimum="0" chart:maximum="800" chart:interval-major="100" chart:interval-minor-divisor="5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4" chart:interval-major="1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1000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1.117cm" svg:height="9.006cm" xlink:href=".." xlink:type="simple" chart:class="chart:line" chart:style-name="ch1">
        <chart:title svg:x="0.21cm" svg:y="0.345cm" chart:style-name="ch2">
          <text:p>Soma de prefixos paralela com Pthreads (long int)</text:p>
        </chart:title>
        <chart:subtitle svg:x="2.458cm" svg:y="1.778cm" chart:style-name="ch3">
          <text:p> i7-11300 (4 cores, 8 hyperthreads)</text:p>
        </chart:subtitle>
        <chart:legend chart:legend-position="end" svg:x="4.879cm" svg:y="5.373cm" style:legend-expansion="custom" svg:width="4.604cm" svg:height="1.587cm" style:legend-expansion-aspect-ratio="2.90107120352867" chart:style-name="ch4"/>
        <chart:plot-area chart:style-name="ch5" table:cell-range-address="'tempo-e-vazaoV1'.B42:'tempo-e-vazaoV1'.I44 'tempo-e-vazaoV1'.A43:'tempo-e-vazaoV1'.A44" chart:data-source-has-labels="both" svg:x="0.875cm" svg:y="1.8cm" svg:width="9.686cm" svg:height="6.358cm">
          <chart:coordinate-region svg:x="1.682cm" svg:y="2cm" svg:width="8.442cm" svg:height="5.511cm"/>
          <chart:axis chart:dimension="x" chart:name="primary-x" chart:style-name="ch6" chartooo:axis-type="auto">
            <chartooo:date-scale/>
            <chart:title svg:x="4.986cm" svg:y="8.338cm" chart:style-name="ch7">
              <text:p>n threads</text:p>
            </chart:title>
            <chart:categories table:cell-range-address="'tempo-e-vazaoV1'.B42:'tempo-e-vazaoV1'.I42"/>
          </chart:axis>
          <chart:axis chart:dimension="y" chart:name="primary-y" chart:style-name="ch8">
            <chart:title svg:x="0.014cm" svg:y="6.645cm" chart:style-name="ch9">
              <text:p>vazao média (MEls/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1'.B43:'tempo-e-vazaoV1'.I43" chart:label-cell-address="'tempo-e-vazaoV1'.A43:'tempo-e-vazaoV1'.A43" chart:class="chart:line">
            <chart:data-point chart:repeated="8"/>
          </chart:series>
          <chart:series chart:attached-axis="secondary-y" chart:style-name="ch13" chart:values-cell-range-address="'tempo-e-vazaoV1'.B44:'tempo-e-vazaoV1'.I44" chart:label-cell-address="'tempo-e-vazaoV1'.A44:'tempo-e-vazaoV1'.A44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1'.B42:'tempo-e-vazaoV1'.I4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vazao média (Mels/S)</text:p>
                <draw:g>
                  <svg:desc>'tempo-e-vazaoV1'.A43:'tempo-e-vazaoV1'.A43</svg:desc>
                </draw:g>
              </table:table-cell>
              <table:table-cell office:value-type="float" office:value="403">
                <text:p>403</text:p>
                <draw:g>
                  <svg:desc>'tempo-e-vazaoV1'.B43:'tempo-e-vazaoV1'.I43</svg:desc>
                </draw:g>
              </table:table-cell>
              <table:table-cell office:value-type="float" office:value="613">
                <text:p>613</text:p>
              </table:table-cell>
              <table:table-cell office:value-type="float" office:value="705">
                <text:p>705</text:p>
              </table:table-cell>
              <table:table-cell office:value-type="float" office:value="764">
                <text:p>764</text:p>
              </table:table-cell>
              <table:table-cell office:value-type="float" office:value="763">
                <text:p>763</text:p>
              </table:table-cell>
              <table:table-cell office:value-type="float" office:value="773">
                <text:p>773</text:p>
              </table:table-cell>
              <table:table-cell office:value-type="float" office:value="774">
                <text:p>774</text:p>
              </table:table-cell>
              <table:table-cell office:value-type="float" office:value="769">
                <text:p>769</text:p>
              </table:table-cell>
            </table:table-row>
            <table:table-row>
              <table:table-cell office:value-type="string">
                <text:p>Aceleraçao</text:p>
                <draw:g>
                  <svg:desc>'tempo-e-vazaoV1'.A44:'tempo-e-vazaoV1'.A44</svg:desc>
                </draw:g>
              </table:table-cell>
              <table:table-cell office:value-type="float" office:value="1">
                <text:p>1</text:p>
                <draw:g>
                  <svg:desc>'tempo-e-vazaoV1'.B44:'tempo-e-vazaoV1'.I44</svg:desc>
                </draw:g>
              </table:table-cell>
              <table:table-cell office:value-type="float" office:value="1.52">
                <text:p>1.52</text:p>
              </table:table-cell>
              <table:table-cell office:value-type="float" office:value="1.75">
                <text:p>1.75</text:p>
              </table:table-cell>
              <table:table-cell office:value-type="float" office:value="1.9">
                <text:p>1.9</text:p>
              </table:table-cell>
              <table:table-cell office:value-type="float" office:value="1.89">
                <text:p>1.89</text:p>
              </table:table-cell>
              <table:table-cell office:value-type="float" office:value="1.92">
                <text:p>1.92</text:p>
              </table:table-cell>
              <table:table-cell office:value-type="float" office:value="1.92">
                <text:p>1.92</text:p>
              </table:table-cell>
              <table:table-cell office:value-type="float" office:value="1.91">
                <text:p>1.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logarithmic="false" chart:minimum="0" chart:maximum="6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06cm" svg:y="0.362cm" chart:style-name="ch2">
          <text:p>Soma de prefixos paralela com Pthreads (long int)</text:p>
        </chart:title>
        <chart:subtitle svg:x="2.298cm" svg:y="1.776cm" chart:style-name="ch3">
          <text:p> i7-11300 (4 cores, 8 hyperthreads)</text:p>
        </chart:subtitle>
        <chart:legend chart:legend-position="end" svg:x="4.128cm" svg:y="2.194cm" style:legend-expansion="custom" svg:width="4.471cm" svg:height="1.585cm" style:legend-expansion-aspect-ratio="2.82082018927445" chart:style-name="ch4"/>
        <chart:plot-area chart:style-name="ch5" table:cell-range-address="'tempo-e-vazaoV2'.B17:'tempo-e-vazaoV2'.I19 'tempo-e-vazaoV2'.A18:'tempo-e-vazaoV2'.A19" chart:data-source-has-labels="both" svg:x="0.887cm" svg:y="1.912cm" svg:width="9.335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822cm" svg:y="8.437cm" chart:style-name="ch7">
              <text:p>n threads</text:p>
            </chart:title>
            <chart:categories table:cell-range-address="'tempo-e-vazaoV2'.B17:'tempo-e-vazaoV2'.I17"/>
          </chart:axis>
          <chart:axis chart:dimension="y" chart:name="primary-y" chart:style-name="ch8">
            <chart:title svg:x="0.112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tempo-e-vazaoV2'.B18:'tempo-e-vazaoV2'.I18" chart:label-cell-address="'tempo-e-vazaoV2'.A18:'tempo-e-vazaoV2'.A18" chart:class="chart:line">
            <chart:data-point chart:repeated="8"/>
          </chart:series>
          <chart:series chart:attached-axis="secondary-y" chart:style-name="ch13" chart:values-cell-range-address="'tempo-e-vazaoV2'.B19:'tempo-e-vazaoV2'.I19" chart:label-cell-address="'tempo-e-vazaoV2'.A19:'tempo-e-vazaoV2'.A19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tempo-e-vazaoV2'.B17:'tempo-e-vazaoV2'.I17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(ms)</text:p>
                <draw:g>
                  <svg:desc>'tempo-e-vazaoV2'.A18:'tempo-e-vazaoV2'.A18</svg:desc>
                </draw:g>
              </table:table-cell>
              <table:table-cell office:value-type="float" office:value="0">
                <text:p>0</text:p>
                <draw:g>
                  <svg:desc>'tempo-e-vazaoV2'.B18:'tempo-e-vazaoV2'.I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eleraçao</text:p>
                <draw:g>
                  <svg:desc>'tempo-e-vazaoV2'.A19:'tempo-e-vazaoV2'.A19</svg:desc>
                </draw:g>
              </table:table-cell>
              <table:table-cell office:value-type="float" office:value="NaN">
                <text:p>NaN</text:p>
                <draw:g>
                  <svg:desc>'tempo-e-vazaoV2'.B19:'tempo-e-vazaoV2'.I19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solid" draw:fill-color="#fffaf0" draw:opacity="50%"/>
      <style:text-properties fo:font-size="10pt" style:font-size-asian="10pt" style:font-size-complex="10pt"/>
    </style:style>
    <style:style style:name="ch5" style:family="chart">
      <style:chart-properties chart:symbol-type="automatic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maximum="2000" chart:interval-major="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">
      <style:chart-properties chart:display-label="true" chart:tick-marks-minor-inner="false" chart:tick-marks-minor-outer="true" chart:logarithmic="false" chart:minimum="0" chart:maximum="2" chart:reverse-direction="false" text:line-break="false" loext:try-staggering-first="false" chart:label-arrangement="side-by-side" chart:link-data-style-to-source="fals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006400" draw:fill-color="#006400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0.796cm" svg:height="8.997cm" xlink:href=".." xlink:type="simple" chart:class="chart:line" chart:style-name="ch1">
        <chart:title svg:x="0.021cm" svg:y="0.025cm" chart:style-name="ch2">
          <text:p>Soma de prefixos paralela com Pthreads (long int)
      (comparação de versões: v1 com v2)</text:p>
        </chart:title>
        <chart:subtitle svg:x="2.444cm" svg:y="1.19cm" chart:style-name="ch3">
          <text:p> i7-11300 (4 cores, 8 hyperthreads)</text:p>
        </chart:subtitle>
        <chart:legend chart:legend-position="end" svg:x="4.279cm" svg:y="3.808cm" style:legend-expansion="custom" svg:width="5.239cm" svg:height="1.585cm" style:legend-expansion-aspect-ratio="3.30536277602524" chart:style-name="ch4"/>
        <chart:plot-area chart:style-name="ch5" table:cell-range-address="'compara-v1-e-v2'.B2:'compara-v1-e-v2'.I5 'compara-v1-e-v2'.A3:'compara-v1-e-v2'.A5" chart:data-source-has-labels="both" svg:x="0.702cm" svg:y="1.912cm" svg:width="9.52cm" svg:height="6.354cm">
          <chart:coordinate-region svg:x="1.694cm" svg:y="2.111cm" svg:width="8.091cm" svg:height="5.508cm"/>
          <chart:axis chart:dimension="x" chart:name="primary-x" chart:style-name="ch6" chartooo:axis-type="auto">
            <chartooo:date-scale/>
            <chart:title svg:x="4.73cm" svg:y="8.437cm" chart:style-name="ch7">
              <text:p>n threads</text:p>
            </chart:title>
            <chart:categories table:cell-range-address="'compara-v1-e-v2'.B2:'compara-v1-e-v2'.I2"/>
          </chart:axis>
          <chart:axis chart:dimension="y" chart:name="primary-y" chart:style-name="ch8">
            <chart:title svg:x="0cm" svg:y="6.496cm" chart:style-name="ch9">
              <text:p>Tempo médio (ms)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-v1-e-v2'.B3:'compara-v1-e-v2'.I3" chart:label-cell-address="'compara-v1-e-v2'.A3:'compara-v1-e-v2'.A3" chart:class="chart:line">
            <chart:data-point chart:repeated="8"/>
          </chart:series>
          <chart:series chart:attached-axis="primary-y" chart:style-name="ch13" chart:values-cell-range-address="'compara-v1-e-v2'.B4:'compara-v1-e-v2'.I4" chart:label-cell-address="'compara-v1-e-v2'.A4:'compara-v1-e-v2'.A4" chart:class="chart:line">
            <chart:data-point chart:repeated="8"/>
          </chart:series>
          <chart:series chart:attached-axis="secondary-y" chart:style-name="ch14" chart:values-cell-range-address="'compara-v1-e-v2'.B5:'compara-v1-e-v2'.I5" chart:label-cell-address="'compara-v1-e-v2'.A5:'compara-v1-e-v2'.A5" chart:class="chart:line">
            <chart:data-point chart:repeated="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'compara-v1-e-v2'.B2:'compara-v1-e-v2'.I2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tempo médio V1 (ms)</text:p>
                <draw:g>
                  <svg:desc>'compara-v1-e-v2'.A3:'compara-v1-e-v2'.A3</svg:desc>
                </draw:g>
              </table:table-cell>
              <table:table-cell office:value-type="float" office:value="1241.72">
                <text:p>1241.72</text:p>
                <draw:g>
                  <svg:desc>'compara-v1-e-v2'.B3:'compara-v1-e-v2'.I3</svg:desc>
                </draw:g>
              </table:table-cell>
              <table:table-cell office:value-type="float" office:value="815.88">
                <text:p>815.88</text:p>
              </table:table-cell>
              <table:table-cell office:value-type="float" office:value="708.92">
                <text:p>708.92</text:p>
              </table:table-cell>
              <table:table-cell office:value-type="float" office:value="654.79">
                <text:p>654.79</text:p>
              </table:table-cell>
              <table:table-cell office:value-type="float" office:value="655.42">
                <text:p>655.42</text:p>
              </table:table-cell>
              <table:table-cell office:value-type="float" office:value="646.45">
                <text:p>646.45</text:p>
              </table:table-cell>
              <table:table-cell office:value-type="float" office:value="646.25">
                <text:p>646.25</text:p>
              </table:table-cell>
              <table:table-cell office:value-type="float" office:value="650.36">
                <text:p>650.36</text:p>
              </table:table-cell>
            </table:table-row>
            <table:table-row>
              <table:table-cell office:value-type="string">
                <text:p>tempo médio V2 (ms)</text:p>
                <draw:g>
                  <svg:desc>'compara-v1-e-v2'.A4:'compara-v1-e-v2'.A4</svg:desc>
                </draw:g>
              </table:table-cell>
              <table:table-cell office:value-type="float" office:value="0">
                <text:p>0</text:p>
                <draw:g>
                  <svg:desc>'compara-v1-e-v2'.B4:'compara-v1-e-v2'.I4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Aceleraçao v2 sobre V1</text:p>
                <draw:g>
                  <svg:desc>'compara-v1-e-v2'.A5:'compara-v1-e-v2'.A5</svg:desc>
                </draw:g>
              </table:table-cell>
              <table:table-cell office:value-type="float" office:value="NaN">
                <text:p>NaN</text:p>
                <draw:g>
                  <svg:desc>'compara-v1-e-v2'.B5:'compara-v1-e-v2'.I5</svg:desc>
                </draw:g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